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3Font_0" svg:font-family="T3Font_0" style:font-family-generic="swiss" svg:panose-1="0 0 0 0 0 0 0 0 0 0"/>
    <style:font-face style:name="T3Font_1" svg:font-family="T3Font_1" style:font-family-generic="swiss" svg:panose-1="0 0 0 0 0 0 0 0 0 0"/>
    <style:font-face style:name="T3Font_2" svg:font-family="T3Font_2" style:font-family-generic="swiss" svg:panose-1="0 0 0 0 0 0 0 0 0 0"/>
    <style:font-face style:name="T3Font_3" svg:font-family="T3Font_3" style:font-family-generic="swiss" svg:panose-1="0 0 0 0 0 0 0 0 0 0"/>
    <style:font-face style:name="T3Font_4" svg:font-family="T3Font_4" style:font-family-generic="swiss" svg:panose-1="0 0 0 0 0 0 0 0 0 0"/>
    <style:font-face style:name="T3Font_5" svg:font-family="T3Font_5" style:font-family-generic="swiss" svg:panose-1="0 0 0 0 0 0 0 0 0 0"/>
    <style:font-face style:name="T3Font_6" svg:font-family="T3Font_6" style:font-family-generic="swiss" svg:panose-1="0 0 0 0 0 0 0 0 0 0"/>
    <style:font-face style:name="T3Font_7" svg:font-family="T3Font_7" style:font-family-generic="swiss" svg:panose-1="0 0 0 0 0 0 0 0 0 0"/>
    <style:font-face style:name="T3Font_9" svg:font-family="T3Font_9" style:font-family-generic="swiss" svg:panose-1="0 0 0 0 0 0 0 0 0 0"/>
    <style:font-face style:name="T3Font_10" svg:font-family="T3Font_10" style:font-family-generic="swiss" svg:panose-1="0 0 0 0 0 0 0 0 0 0"/>
    <style:font-face style:name="T3Font_11" svg:font-family="T3Font_11" style:font-family-generic="swiss" svg:panose-1="0 0 0 0 0 0 0 0 0 0"/>
    <style:font-face style:name="T3Font_12" svg:font-family="T3Font_12" style:font-family-generic="swiss" svg:panose-1="0 0 0 0 0 0 0 0 0 0"/>
    <style:font-face style:name="T3Font_8" svg:font-family="T3Font_8" style:font-family-generic="swiss" svg:panose-1="0 0 0 0 0 0 0 0 0 0"/>
    <style:font-face style:name="T3Font_13" svg:font-family="T3Font_13" style:font-family-generic="swiss" svg:panose-1="0 0 0 0 0 0 0 0 0 0"/>
    <style:font-face style:name="T3Font_14" svg:font-family="T3Font_14" style:font-family-generic="swiss" svg:panose-1="0 0 0 0 0 0 0 0 0 0"/>
    <style:font-face style:name="T3Font_15" svg:font-family="T3Font_15" style:font-family-generic="swiss" svg:panose-1="0 0 0 0 0 0 0 0 0 0"/>
    <style:font-face style:name="T3Font_16" svg:font-family="T3Font_16" style:font-family-generic="swiss" svg:panose-1="0 0 0 0 0 0 0 0 0 0"/>
    <style:font-face style:name="T3Font_17" svg:font-family="T3Font_17" style:font-family-generic="swiss" svg:panose-1="0 0 0 0 0 0 0 0 0 0"/>
    <style:font-face style:name="T3Font_19" svg:font-family="T3Font_19" style:font-family-generic="swiss" svg:panose-1="0 0 0 0 0 0 0 0 0 0"/>
    <style:font-face style:name="T3Font_20" svg:font-family="T3Font_20" style:font-family-generic="swiss" svg:panose-1="0 0 0 0 0 0 0 0 0 0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P1" style:parent-style-name="Normální" style:master-page-name="MP0" style:family="paragraph">
      <style:paragraph-properties fo:break-before="page" style:text-autospace="none" fo:margin-bottom="0in" fo:line-height="100%"/>
    </style:style>
    <style:style style:name="T2" style:parent-style-name="Standardnípísmoodstavce" style:family="text">
      <style:text-properties style:font-name="T3Font_0" style:font-name-complex="T3Font_0" fo:color="#1F1F1F" style:letter-kerning="false" fo:font-size="18pt" style:font-size-asian="18pt" style:font-size-complex="18pt"/>
    </style:style>
    <style:style style:name="T3" style:parent-style-name="Standardnípísmoodstavce" style:family="text">
      <style:text-properties style:font-name="T3Font_1" style:font-name-complex="T3Font_1" fo:color="#1F1F1F" style:letter-kerning="false" fo:font-size="18pt" style:font-size-asian="18pt" style:font-size-complex="18pt"/>
    </style:style>
    <style:style style:name="T4" style:parent-style-name="Standardnípísmoodstavce" style:family="text">
      <style:text-properties style:font-name="T3Font_2" style:font-name-complex="T3Font_2" fo:color="#1F1F1F" style:letter-kerning="false" fo:font-size="18pt" style:font-size-asian="18pt" style:font-size-complex="18pt"/>
    </style:style>
    <style:style style:name="T5" style:parent-style-name="Standardnípísmoodstavce" style:family="text">
      <style:text-properties style:font-name="T3Font_1" style:font-name-complex="T3Font_1" fo:color="#1F1F1F" style:letter-kerning="false" fo:font-size="18pt" style:font-size-asian="18pt" style:font-size-complex="18pt"/>
    </style:style>
    <style:style style:name="T6" style:parent-style-name="Standardnípísmoodstavce" style:family="text">
      <style:text-properties style:font-name="T3Font_2" style:font-name-complex="T3Font_2" fo:color="#1F1F1F" style:letter-kerning="false" fo:font-size="18pt" style:font-size-asian="18pt" style:font-size-complex="18pt"/>
    </style:style>
    <style:style style:name="T7" style:parent-style-name="Standardnípísmoodstavce" style:family="text">
      <style:text-properties style:font-name="T3Font_1" style:font-name-complex="T3Font_1" fo:color="#1F1F1F" style:letter-kerning="false" fo:font-size="18pt" style:font-size-asian="18pt" style:font-size-complex="18pt"/>
    </style:style>
    <style:style style:name="T8" style:parent-style-name="Standardnípísmoodstavce" style:family="text">
      <style:text-properties style:font-name="T3Font_2" style:font-name-complex="T3Font_2" fo:color="#1F1F1F" style:letter-kerning="false" fo:font-size="18pt" style:font-size-asian="18pt" style:font-size-complex="18pt"/>
    </style:style>
    <style:style style:name="T9" style:parent-style-name="Standardnípísmoodstavce" style:family="text">
      <style:text-properties style:font-name="T3Font_1" style:font-name-complex="T3Font_1" fo:color="#1F1F1F" style:letter-kerning="false" fo:font-size="18pt" style:font-size-asian="18pt" style:font-size-complex="18pt"/>
    </style:style>
    <style:style style:name="P10" style:parent-style-name="Normální" style:family="paragraph">
      <style:paragraph-properties style:text-autospace="none" fo:margin-bottom="0in" fo:line-height="100%"/>
    </style:style>
    <style:style style:name="T11" style:parent-style-name="Standardnípísmoodstavce" style:family="text">
      <style:text-properties style:font-name="T3Font_3" style:font-name-complex="T3Font_3" fo:color="#1F1F1F" style:letter-kerning="false" fo:font-size="12pt" style:font-size-asian="12pt" style:font-size-complex="12pt"/>
    </style:style>
    <style:style style:name="T12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13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14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15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16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17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18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19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20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21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22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23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24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25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26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27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28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29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30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31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32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33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34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35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36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37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38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39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40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41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42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43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44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45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46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47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48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49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50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51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52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53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P54" style:parent-style-name="Normální" style:family="paragraph">
      <style:paragraph-properties style:text-autospace="none" fo:margin-bottom="0in" fo:line-height="100%"/>
    </style:style>
    <style:style style:name="T55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56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57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58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59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60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61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62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63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64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65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66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67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68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69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70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71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72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73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74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75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76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P77" style:parent-style-name="Normální" style:family="paragraph">
      <style:paragraph-properties style:text-autospace="none" fo:margin-bottom="0in" fo:line-height="100%"/>
    </style:style>
    <style:style style:name="T7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8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8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8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8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8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8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8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8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8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8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9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9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9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9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9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95" style:parent-style-name="Standardnípísmoodstavce" style:family="text">
      <style:text-properties style:font-name="T3Font_11" style:font-name-complex="T3Font_11" fo:font-style="italic" style:font-style-asian="italic" style:font-style-complex="italic" fo:color="#1F1F1F" style:letter-kerning="false" fo:font-size="12pt" style:font-size-asian="12pt" style:font-size-complex="12pt"/>
    </style:style>
    <style:style style:name="T96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9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9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9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0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0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0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0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0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0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0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0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0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0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1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1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1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1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1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1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1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1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18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11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2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2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2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2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2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2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2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2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2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P129" style:parent-style-name="Normální" style:family="paragraph">
      <style:paragraph-properties style:text-autospace="none" fo:margin-bottom="0in" fo:line-height="100%"/>
    </style:style>
    <style:style style:name="T13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3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3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3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3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3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3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3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3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3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4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4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4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4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4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5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5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5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5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5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9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16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1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16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6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6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6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6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6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6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6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7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7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72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17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174" style:parent-style-name="Normální" style:family="paragraph">
      <style:paragraph-properties style:text-autospace="none" fo:margin-bottom="0in" fo:line-height="100%"/>
    </style:style>
    <style:style style:name="T17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7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7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7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7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8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8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8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8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8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8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8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8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88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18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9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9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9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9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9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9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9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9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9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0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0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0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0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0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0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0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0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0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09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21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1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12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21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1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1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1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1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18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21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2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2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22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P223" style:parent-style-name="Normální" style:family="paragraph">
      <style:paragraph-properties style:text-autospace="none" fo:margin-bottom="0in" fo:line-height="100%"/>
    </style:style>
    <style:style style:name="T22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2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2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2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2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3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3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3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3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3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3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3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3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3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3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4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4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4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4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4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4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4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4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4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4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50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25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5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5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5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5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5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5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5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5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6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6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6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6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6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65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26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6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268" style:parent-style-name="Normální" style:family="paragraph">
      <style:paragraph-properties style:text-autospace="none" fo:margin-bottom="0in" fo:line-height="100%"/>
    </style:style>
    <style:style style:name="T26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7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7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7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7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7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7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7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7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78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27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8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8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8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8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8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8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8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8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8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9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9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9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9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9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9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9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9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9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9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30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301" style:parent-style-name="Normální" style:family="paragraph">
      <style:paragraph-properties style:text-autospace="none" fo:margin-bottom="0in" fo:line-height="100%"/>
    </style:style>
    <style:style style:name="T30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30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0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30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0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30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0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30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10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P311" style:parent-style-name="Normální" style:family="paragraph">
      <style:paragraph-properties style:text-autospace="none" fo:margin-bottom="0in" fo:line-height="100%"/>
    </style:style>
    <style:style style:name="T31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1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1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31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1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31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1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31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2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32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2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32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2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32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2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32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2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32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3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33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3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33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3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33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36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33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33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3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34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4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34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4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34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4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34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4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34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4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350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35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35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353" style:parent-style-name="Normální" style:family="paragraph">
      <style:paragraph-properties style:text-autospace="none" fo:margin-bottom="0in" fo:line-height="100%"/>
    </style:style>
    <style:style style:name="T35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5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35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5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35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5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36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6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36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6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36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6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36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6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36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6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37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7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37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7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37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7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376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37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7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37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8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38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8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38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8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38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8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38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8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38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9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39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9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39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9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39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9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39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9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39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0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40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402" style:parent-style-name="Normální" style:family="paragraph">
      <style:paragraph-properties style:text-autospace="none" fo:margin-bottom="0in" fo:line-height="100%"/>
    </style:style>
    <style:style style:name="T40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40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0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40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0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40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09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41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1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1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41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1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41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1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41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1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41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2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42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2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42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2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42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2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42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2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42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3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43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3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43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3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43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3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43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3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43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4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44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4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44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44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P445" style:parent-style-name="Normální" style:family="paragraph">
      <style:paragraph-properties style:text-autospace="none" fo:margin-bottom="0in" fo:line-height="100%"/>
    </style:style>
    <style:style style:name="T44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44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4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44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5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45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5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45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5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45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5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45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5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45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6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46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6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46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6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46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6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46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6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469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47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47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7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47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7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47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7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47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7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47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8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48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8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48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8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48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8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48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8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48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90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P491" style:parent-style-name="Normální" style:family="paragraph">
      <style:paragraph-properties style:text-autospace="none" fo:margin-bottom="0in" fo:line-height="100%"/>
    </style:style>
    <style:style style:name="T49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9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49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9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49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9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49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9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50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0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50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0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50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0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50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0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50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09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51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1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51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1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51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1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516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51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1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519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52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52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2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52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2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52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2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52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28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52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53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3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P532" style:parent-style-name="Normální" style:family="paragraph">
      <style:paragraph-properties style:text-autospace="none" fo:margin-bottom="0in" fo:line-height="100%"/>
    </style:style>
    <style:style style:name="T53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53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3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53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3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53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3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54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4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542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54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4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4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54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4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54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4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55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5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55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5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55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5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55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5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55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5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56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61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56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56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6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56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6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56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6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56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7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57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7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57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7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57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7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57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7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P579" style:parent-style-name="Normální" style:family="paragraph">
      <style:paragraph-properties style:text-autospace="none" fo:margin-bottom="0in" fo:line-height="100%"/>
    </style:style>
    <style:style style:name="T58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58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8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58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84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58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8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58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8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58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9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59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9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59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9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59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9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59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9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59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0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60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0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60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0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60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0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60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0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60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1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61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1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61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1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61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1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61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1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61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20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62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62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2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62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2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62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2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62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629" style:parent-style-name="Normální" style:family="paragraph">
      <style:paragraph-properties style:text-autospace="none" fo:margin-bottom="0in" fo:line-height="100%"/>
    </style:style>
    <style:style style:name="T63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3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63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3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63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3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63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3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63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3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64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4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64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43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P644" style:parent-style-name="Normální" style:family="paragraph">
      <style:paragraph-properties style:text-autospace="none" fo:margin-bottom="0in" fo:line-height="100%"/>
    </style:style>
    <style:style style:name="T64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4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64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4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64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5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65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5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65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5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65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5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65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5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65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6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66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6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66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6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66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6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66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6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66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7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67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7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67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74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67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7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67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78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67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8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68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8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683" style:parent-style-name="Standardnípísmoodstavce" style:family="text">
      <style:text-properties style:font-name="T3Font_11" style:font-name-complex="T3Font_11" fo:font-style="italic" style:font-style-asian="italic" style:font-style-complex="italic" fo:color="#1F1F1F" style:letter-kerning="false" fo:font-size="12pt" style:font-size-asian="12pt" style:font-size-complex="12pt"/>
    </style:style>
    <style:style style:name="T684" style:parent-style-name="Standardnípísmoodstavce" style:family="text">
      <style:text-properties style:font-name="T3Font_13" style:font-name-complex="T3Font_13" fo:font-style="italic" style:font-style-asian="italic" style:font-style-complex="italic" fo:color="#1F1F1F" style:letter-kerning="false" fo:font-size="12pt" style:font-size-asian="12pt" style:font-size-complex="12pt"/>
    </style:style>
    <style:style style:name="T685" style:parent-style-name="Standardnípísmoodstavce" style:family="text">
      <style:text-properties style:font-name="T3Font_14" style:font-name-complex="T3Font_14" fo:font-style="italic" style:font-style-asian="italic" style:font-style-complex="italic" fo:color="#1F1F1F" style:letter-kerning="false" fo:font-size="12pt" style:font-size-asian="12pt" style:font-size-complex="12pt"/>
    </style:style>
    <style:style style:name="T686" style:parent-style-name="Standardnípísmoodstavce" style:family="text">
      <style:text-properties style:font-name="T3Font_13" style:font-name-complex="T3Font_13" fo:font-style="italic" style:font-style-asian="italic" style:font-style-complex="italic" fo:color="#1F1F1F" style:letter-kerning="false" fo:font-size="12pt" style:font-size-asian="12pt" style:font-size-complex="12pt"/>
    </style:style>
    <style:style style:name="T68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P688" style:parent-style-name="Normální" style:family="paragraph">
      <style:paragraph-properties style:text-autospace="none" fo:margin-bottom="0in" fo:line-height="100%"/>
    </style:style>
    <style:style style:name="T689" style:parent-style-name="Standardnípísmoodstavce" style:family="text">
      <style:text-properties style:font-name="T3Font_11" style:font-name-complex="T3Font_11" fo:font-style="italic" style:font-style-asian="italic" style:font-style-complex="italic" fo:color="#1F1F1F" style:letter-kerning="false" fo:font-size="12pt" style:font-size-asian="12pt" style:font-size-complex="12pt"/>
    </style:style>
    <style:style style:name="T690" style:parent-style-name="Standardnípísmoodstavce" style:family="text">
      <style:text-properties style:font-name="T3Font_14" style:font-name-complex="T3Font_14" fo:font-style="italic" style:font-style-asian="italic" style:font-style-complex="italic" fo:color="#1F1F1F" style:letter-kerning="false" fo:font-size="12pt" style:font-size-asian="12pt" style:font-size-complex="12pt"/>
    </style:style>
    <style:style style:name="T691" style:parent-style-name="Standardnípísmoodstavce" style:family="text">
      <style:text-properties style:font-name="T3Font_13" style:font-name-complex="T3Font_13" fo:font-style="italic" style:font-style-asian="italic" style:font-style-complex="italic" fo:color="#1F1F1F" style:letter-kerning="false" fo:font-size="12pt" style:font-size-asian="12pt" style:font-size-complex="12pt"/>
    </style:style>
    <style:style style:name="T692" style:parent-style-name="Standardnípísmoodstavce" style:family="text">
      <style:text-properties style:font-name="T3Font_14" style:font-name-complex="T3Font_14" fo:font-style="italic" style:font-style-asian="italic" style:font-style-complex="italic" fo:color="#1F1F1F" style:letter-kerning="false" fo:font-size="12pt" style:font-size-asian="12pt" style:font-size-complex="12pt"/>
    </style:style>
    <style:style style:name="T693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69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69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9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69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9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69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70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70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70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70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70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70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70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70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70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70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71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71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71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71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71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71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71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71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71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71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72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72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722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72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72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72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72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72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72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72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P730" style:parent-style-name="Normální" style:family="paragraph">
      <style:paragraph-properties style:text-autospace="none" fo:margin-bottom="0in" fo:line-height="100%"/>
    </style:style>
    <style:style style:name="T73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73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73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73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73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73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73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73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73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74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74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74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74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74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74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74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74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74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74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75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75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75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75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75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755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75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5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75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75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76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76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76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76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76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76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76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76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76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76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77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77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77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77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P774" style:parent-style-name="Normální" style:family="paragraph">
      <style:paragraph-properties style:text-autospace="none" fo:margin-bottom="0in" fo:line-height="100%"/>
    </style:style>
    <style:style style:name="T77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77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77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778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77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78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78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78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78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78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78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78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78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78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78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79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79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79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79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79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79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79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79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79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799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80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0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80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80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80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80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80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80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80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80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81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81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81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81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81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81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81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81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81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81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82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821" style:parent-style-name="Normální" style:family="paragraph">
      <style:paragraph-properties style:text-autospace="none" fo:margin-bottom="0in" fo:line-height="100%"/>
    </style:style>
    <style:style style:name="T822" style:parent-style-name="Standardnípísmoodstavce" style:family="text">
      <style:text-properties style:font-name="T3Font_15" style:font-name-complex="T3Font_15" fo:font-style="italic" style:font-style-asian="italic" style:font-style-complex="italic" fo:color="#1F1F1F" style:letter-kerning="false" fo:font-size="12pt" style:font-size-asian="12pt" style:font-size-complex="12pt"/>
    </style:style>
    <style:style style:name="T823" style:parent-style-name="Standardnípísmoodstavce" style:family="text">
      <style:text-properties style:font-name="T3Font_13" style:font-name-complex="T3Font_13" fo:font-style="italic" style:font-style-asian="italic" style:font-style-complex="italic" fo:color="#1F1F1F" style:letter-kerning="false" fo:font-size="12pt" style:font-size-asian="12pt" style:font-size-complex="12pt"/>
    </style:style>
    <style:style style:name="T824" style:parent-style-name="Standardnípísmoodstavce" style:family="text">
      <style:text-properties style:font-name="T3Font_14" style:font-name-complex="T3Font_14" fo:font-style="italic" style:font-style-asian="italic" style:font-style-complex="italic" fo:color="#1F1F1F" style:letter-kerning="false" fo:font-size="12pt" style:font-size-asian="12pt" style:font-size-complex="12pt"/>
    </style:style>
    <style:style style:name="T825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82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82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82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82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83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83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83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83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83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83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83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83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83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83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84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84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84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84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84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84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84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84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84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84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85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85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85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85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85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85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85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85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85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85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86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86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86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86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864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P865" style:parent-style-name="Normální" style:family="paragraph">
      <style:paragraph-properties style:text-autospace="none" fo:margin-bottom="0in" fo:line-height="100%"/>
    </style:style>
    <style:style style:name="T86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86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86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86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87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87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87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87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87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87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876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87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87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87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88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88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88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88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88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88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88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88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88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88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89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89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89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89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89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89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896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89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89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89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90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90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90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903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90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90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90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907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P908" style:parent-style-name="Normální" style:family="paragraph">
      <style:paragraph-properties style:text-autospace="none" fo:margin-bottom="0in" fo:line-height="100%"/>
    </style:style>
    <style:style style:name="T90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91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91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91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91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914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915" style:parent-style-name="Standardnípísmoodstavce" style:family="text">
      <style:text-properties style:font-name="T3Font_11" style:font-name-complex="T3Font_11" fo:font-style="italic" style:font-style-asian="italic" style:font-style-complex="italic" fo:color="#1F1F1F" style:letter-kerning="false" fo:font-size="12pt" style:font-size-asian="12pt" style:font-size-complex="12pt"/>
    </style:style>
    <style:style style:name="T916" style:parent-style-name="Standardnípísmoodstavce" style:family="text">
      <style:text-properties style:font-name="T3Font_13" style:font-name-complex="T3Font_13" fo:font-style="italic" style:font-style-asian="italic" style:font-style-complex="italic" fo:color="#1F1F1F" style:letter-kerning="false" fo:font-size="12pt" style:font-size-asian="12pt" style:font-size-complex="12pt"/>
    </style:style>
    <style:style style:name="T917" style:parent-style-name="Standardnípísmoodstavce" style:family="text">
      <style:text-properties style:font-name="T3Font_14" style:font-name-complex="T3Font_14" fo:font-style="italic" style:font-style-asian="italic" style:font-style-complex="italic" fo:color="#1F1F1F" style:letter-kerning="false" fo:font-size="12pt" style:font-size-asian="12pt" style:font-size-complex="12pt"/>
    </style:style>
    <style:style style:name="T918" style:parent-style-name="Standardnípísmoodstavce" style:family="text">
      <style:text-properties style:font-name="T3Font_13" style:font-name-complex="T3Font_13" fo:font-style="italic" style:font-style-asian="italic" style:font-style-complex="italic" fo:color="#1F1F1F" style:letter-kerning="false" fo:font-size="12pt" style:font-size-asian="12pt" style:font-size-complex="12pt"/>
    </style:style>
    <style:style style:name="T919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92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92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92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92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92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925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92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92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92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92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93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93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93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93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93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93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93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93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93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939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94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94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942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94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944" style:parent-style-name="Normální" style:family="paragraph">
      <style:paragraph-properties style:text-autospace="none" fo:margin-bottom="0in" fo:line-height="100%"/>
    </style:style>
    <style:style style:name="T94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94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94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948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94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950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95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95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953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95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95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95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95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95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95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96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96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96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96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96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96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96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96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96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96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97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97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97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97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97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97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97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977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97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97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980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98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8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98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98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98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98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98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98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98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P990" style:parent-style-name="Normální" style:family="paragraph">
      <style:paragraph-properties style:text-autospace="none" fo:margin-bottom="0in" fo:line-height="100%"/>
    </style:style>
    <style:style style:name="T99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99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99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99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99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99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997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99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99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00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00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00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00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00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00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00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00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008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P1009" style:parent-style-name="Normální" style:family="paragraph">
      <style:paragraph-properties style:text-autospace="none" fo:margin-bottom="0in" fo:line-height="100%"/>
    </style:style>
    <style:style style:name="T101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1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01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01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01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01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01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01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01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01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02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02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02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02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02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02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02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02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02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02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03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03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03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03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034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103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3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03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03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03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04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04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04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04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04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04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04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04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04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04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05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05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05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05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05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05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P1056" style:parent-style-name="Normální" style:family="paragraph">
      <style:paragraph-properties style:text-autospace="none" fo:margin-bottom="0in" fo:line-height="100%"/>
    </style:style>
    <style:style style:name="T105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05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05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06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06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06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06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06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06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06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06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06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06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07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07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07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07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07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07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07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07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07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07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08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08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08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08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08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08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08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08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08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08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09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09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09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09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09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09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09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09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09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09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100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110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1102" style:parent-style-name="Normální" style:family="paragraph">
      <style:paragraph-properties style:text-autospace="none" fo:margin-bottom="0in" fo:line-height="100%"/>
    </style:style>
    <style:style style:name="T110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10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105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110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10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10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10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11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11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11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11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11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11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11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11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11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11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12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12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12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123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112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12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12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12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128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112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3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13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13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133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113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13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13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13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13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13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14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141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114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143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114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145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P1146" style:parent-style-name="Normální" style:family="paragraph">
      <style:paragraph-properties style:text-autospace="none" fo:margin-bottom="0in" fo:line-height="100%"/>
    </style:style>
    <style:style style:name="T114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14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14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15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15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15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15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15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15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156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115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15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15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16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161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116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16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16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16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16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16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168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116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17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17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17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17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17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17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17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17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17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17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18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18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18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18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18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18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18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18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188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118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9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19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19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19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19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19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19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19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19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19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20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20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20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P1203" style:parent-style-name="Normální" style:family="paragraph">
      <style:paragraph-properties style:text-autospace="none" fo:margin-bottom="0in" fo:line-height="100%"/>
    </style:style>
    <style:style style:name="T120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20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20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20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20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20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21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21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21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21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21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21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21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21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21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21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22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22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222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122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2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22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22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22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22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22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23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231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1232" style:parent-style-name="Standardnípísmoodstavce" style:family="text">
      <style:text-properties style:font-name="T3Font_3" style:font-name-complex="T3Font_3" fo:color="#1F1F1F" style:letter-kerning="false" fo:font-size="12pt" style:font-size-asian="12pt" style:font-size-complex="12pt"/>
    </style:style>
    <style:style style:name="T1233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1234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1235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1236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1237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1238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1239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1240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1241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1242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1243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1244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1245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1246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1247" style:parent-style-name="Standardnípísmoodstavce" style:family="text">
      <style:text-properties style:font-name="T3Font_16" style:font-name-complex="T3Font_16" fo:font-style="italic" style:font-style-asian="italic" style:font-style-complex="italic" fo:color="#1F1F1F" style:letter-kerning="false" fo:font-size="12pt" style:font-size-asian="12pt" style:font-size-complex="12pt"/>
    </style:style>
    <style:style style:name="P1248" style:parent-style-name="Normální" style:family="paragraph">
      <style:paragraph-properties style:text-autospace="none" fo:margin-bottom="0in" fo:line-height="100%"/>
    </style:style>
    <style:style style:name="T1249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1250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1251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1252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1253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1254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1255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1256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1257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1258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1259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1260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1261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1262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1263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1264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1265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1266" style:parent-style-name="Standardnípísmoodstavce" style:family="text">
      <style:text-properties style:font-name="T3Font_17" style:font-name-complex="T3Font_17" fo:font-style="italic" style:font-style-asian="italic" style:font-style-complex="italic" fo:color="#1F1F1F" style:letter-kerning="false" fo:font-size="12pt" style:font-size-asian="12pt" style:font-size-complex="12pt"/>
    </style:style>
    <style:style style:name="T1267" style:parent-style-name="Standardnípísmoodstavce" style:family="text">
      <style:text-properties style:font-name="T3Font_16" style:font-name-complex="T3Font_16" fo:font-style="italic" style:font-style-asian="italic" style:font-style-complex="italic" fo:color="#1F1F1F" style:letter-kerning="false" fo:font-size="12pt" style:font-size-asian="12pt" style:font-size-complex="12pt"/>
    </style:style>
    <style:style style:name="T1268" style:parent-style-name="Standardnípísmoodstavce" style:family="text">
      <style:text-properties style:font-name="T3Font_17" style:font-name-complex="T3Font_17" fo:font-style="italic" style:font-style-asian="italic" style:font-style-complex="italic" fo:color="#1F1F1F" style:letter-kerning="false" fo:font-size="12pt" style:font-size-asian="12pt" style:font-size-complex="12pt"/>
    </style:style>
    <style:style style:name="T1269" style:parent-style-name="Standardnípísmoodstavce" style:family="text">
      <style:text-properties style:font-name="T3Font_16" style:font-name-complex="T3Font_16" fo:font-style="italic" style:font-style-asian="italic" style:font-style-complex="italic" fo:color="#1F1F1F" style:letter-kerning="false" fo:font-size="12pt" style:font-size-asian="12pt" style:font-size-complex="12pt"/>
    </style:style>
    <style:style style:name="T1270" style:parent-style-name="Standardnípísmoodstavce" style:family="text">
      <style:text-properties style:font-name="T3Font_17" style:font-name-complex="T3Font_17" fo:font-style="italic" style:font-style-asian="italic" style:font-style-complex="italic" fo:color="#1F1F1F" style:letter-kerning="false" fo:font-size="12pt" style:font-size-asian="12pt" style:font-size-complex="12pt"/>
    </style:style>
    <style:style style:name="T1271" style:parent-style-name="Standardnípísmoodstavce" style:family="text">
      <style:text-properties style:font-name="T3Font_16" style:font-name-complex="T3Font_16" fo:font-style="italic" style:font-style-asian="italic" style:font-style-complex="italic" fo:color="#1F1F1F" style:letter-kerning="false" fo:font-size="12pt" style:font-size-asian="12pt" style:font-size-complex="12pt"/>
    </style:style>
    <style:style style:name="T1272" style:parent-style-name="Standardnípísmoodstavce" style:family="text">
      <style:text-properties style:font-name="T3Font_17" style:font-name-complex="T3Font_17" fo:font-style="italic" style:font-style-asian="italic" style:font-style-complex="italic" fo:color="#1F1F1F" style:letter-kerning="false" fo:font-size="12pt" style:font-size-asian="12pt" style:font-size-complex="12pt"/>
    </style:style>
    <style:style style:name="T1273" style:parent-style-name="Standardnípísmoodstavce" style:family="text">
      <style:text-properties style:font-name="T3Font_16" style:font-name-complex="T3Font_16" fo:font-style="italic" style:font-style-asian="italic" style:font-style-complex="italic" fo:color="#1F1F1F" style:letter-kerning="false" fo:font-size="12pt" style:font-size-asian="12pt" style:font-size-complex="12pt"/>
    </style:style>
    <style:style style:name="T1274" style:parent-style-name="Standardnípísmoodstavce" style:family="text">
      <style:text-properties style:font-name="T3Font_17" style:font-name-complex="T3Font_17" fo:font-style="italic" style:font-style-asian="italic" style:font-style-complex="italic" fo:color="#1F1F1F" style:letter-kerning="false" fo:font-size="12pt" style:font-size-asian="12pt" style:font-size-complex="12pt"/>
    </style:style>
    <style:style style:name="T1275" style:parent-style-name="Standardnípísmoodstavce" style:family="text">
      <style:text-properties style:font-name="T3Font_16" style:font-name-complex="T3Font_16" fo:font-style="italic" style:font-style-asian="italic" style:font-style-complex="italic" fo:color="#1F1F1F" style:letter-kerning="false" fo:font-size="12pt" style:font-size-asian="12pt" style:font-size-complex="12pt"/>
    </style:style>
    <style:style style:name="T1276" style:parent-style-name="Standardnípísmoodstavce" style:family="text">
      <style:text-properties style:font-name="T3Font_17" style:font-name-complex="T3Font_17" fo:font-style="italic" style:font-style-asian="italic" style:font-style-complex="italic" fo:color="#1F1F1F" style:letter-kerning="false" fo:font-size="12pt" style:font-size-asian="12pt" style:font-size-complex="12pt"/>
    </style:style>
    <style:style style:name="T1277" style:parent-style-name="Standardnípísmoodstavce" style:family="text">
      <style:text-properties style:font-name="T3Font_16" style:font-name-complex="T3Font_16" fo:font-style="italic" style:font-style-asian="italic" style:font-style-complex="italic" fo:color="#1F1F1F" style:letter-kerning="false" fo:font-size="12pt" style:font-size-asian="12pt" style:font-size-complex="12pt"/>
    </style:style>
    <style:style style:name="T1278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1279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1280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1281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1282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1283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1284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1285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P1286" style:parent-style-name="Normální" style:family="paragraph">
      <style:paragraph-properties style:text-autospace="none" fo:margin-bottom="0in" fo:line-height="100%"/>
    </style:style>
    <style:style style:name="T128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8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28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29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29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29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29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29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29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29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29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29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29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30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30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30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30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30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30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30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307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130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30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310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131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31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31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31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315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131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317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131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31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320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132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32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32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32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32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32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P1327" style:parent-style-name="Normální" style:family="paragraph">
      <style:paragraph-properties style:text-autospace="none" fo:margin-bottom="0in" fo:line-height="100%"/>
    </style:style>
    <style:style style:name="T132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32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33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33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33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33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33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33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33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33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33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33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34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341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134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34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344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134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34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347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134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34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350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135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35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35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35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35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35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35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35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35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P1360" style:parent-style-name="Normální" style:family="paragraph">
      <style:paragraph-properties style:text-autospace="none" fo:margin-bottom="0in" fo:line-height="100%"/>
    </style:style>
    <style:style style:name="T1361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136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36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36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36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366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P1367" style:parent-style-name="Normální" style:family="paragraph">
      <style:paragraph-properties style:text-autospace="none" fo:margin-bottom="0in" fo:line-height="100%"/>
    </style:style>
    <style:style style:name="T136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6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37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37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37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37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37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37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37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37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37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37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38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38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38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38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38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38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38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38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38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38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39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39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39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39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39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39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39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397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139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39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40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0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40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0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40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0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40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0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40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0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41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1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41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1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41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1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41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1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41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1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42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2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42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2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P1424" style:parent-style-name="Normální" style:family="paragraph">
      <style:paragraph-properties style:text-autospace="none" fo:margin-bottom="0in" fo:line-height="100%"/>
    </style:style>
    <style:style style:name="T142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2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42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2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42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3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43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3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43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3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43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3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43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3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43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40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144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4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44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4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44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4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44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4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44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5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45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5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45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5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45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5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45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5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45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6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46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6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46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1464" style:parent-style-name="Normální" style:family="paragraph">
      <style:paragraph-properties style:text-autospace="none" fo:margin-bottom="0in" fo:line-height="100%"/>
    </style:style>
    <style:style style:name="T146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46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6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46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6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47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7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47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7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47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7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47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7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47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7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48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8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48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8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48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8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48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8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48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8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49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9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49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93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149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49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9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49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9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49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0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50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0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503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150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50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0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50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08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150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1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51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1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51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1514" style:parent-style-name="Normální" style:family="paragraph">
      <style:paragraph-properties style:text-autospace="none" fo:margin-bottom="0in" fo:line-height="100%"/>
    </style:style>
    <style:style style:name="T151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1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51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1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51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2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52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2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523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152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2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2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52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2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52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3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53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3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53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3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53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3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53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3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53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4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54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4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54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4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54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4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54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4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54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5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55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5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55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5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P1555" style:parent-style-name="Normální" style:family="paragraph">
      <style:paragraph-properties style:text-autospace="none" fo:margin-bottom="0in" fo:line-height="100%"/>
    </style:style>
    <style:style style:name="T155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5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55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5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56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6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56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6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56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6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56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6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56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6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57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7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57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7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57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7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57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7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57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7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58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8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58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83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158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8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8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58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8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58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9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59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9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59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9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P1595" style:parent-style-name="Normální" style:family="paragraph">
      <style:paragraph-properties style:text-autospace="none" fo:margin-bottom="0in" fo:line-height="100%"/>
    </style:style>
    <style:style style:name="T159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9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59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9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60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60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60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60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60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60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60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60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60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60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61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61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61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61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61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61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61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61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61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61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62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62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62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62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62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62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62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62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628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1629" style:parent-style-name="Standardnípísmoodstavce" style:family="text">
      <style:text-properties style:font-name="T3Font_15" style:font-name-complex="T3Font_15" fo:font-style="italic" style:font-style-asian="italic" style:font-style-complex="italic" fo:color="#1F1F1F" style:letter-kerning="false" fo:font-size="12pt" style:font-size-asian="12pt" style:font-size-complex="12pt"/>
    </style:style>
    <style:style style:name="T1630" style:parent-style-name="Standardnípísmoodstavce" style:family="text">
      <style:text-properties style:font-name="T3Font_14" style:font-name-complex="T3Font_14" fo:font-style="italic" style:font-style-asian="italic" style:font-style-complex="italic" fo:color="#1F1F1F" style:letter-kerning="false" fo:font-size="12pt" style:font-size-asian="12pt" style:font-size-complex="12pt"/>
    </style:style>
    <style:style style:name="T1631" style:parent-style-name="Standardnípísmoodstavce" style:family="text">
      <style:text-properties style:font-name="T3Font_13" style:font-name-complex="T3Font_13" fo:font-style="italic" style:font-style-asian="italic" style:font-style-complex="italic" fo:color="#1F1F1F" style:letter-kerning="false" fo:font-size="12pt" style:font-size-asian="12pt" style:font-size-complex="12pt"/>
    </style:style>
    <style:style style:name="T1632" style:parent-style-name="Standardnípísmoodstavce" style:family="text">
      <style:text-properties style:font-name="T3Font_14" style:font-name-complex="T3Font_14" fo:font-style="italic" style:font-style-asian="italic" style:font-style-complex="italic" fo:color="#1F1F1F" style:letter-kerning="false" fo:font-size="12pt" style:font-size-asian="12pt" style:font-size-complex="12pt"/>
    </style:style>
    <style:style style:name="T1633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P1634" style:parent-style-name="Normální" style:family="paragraph">
      <style:paragraph-properties style:text-autospace="none" fo:margin-bottom="0in" fo:line-height="100%"/>
    </style:style>
    <style:style style:name="T163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63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63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63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63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64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64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64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64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64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64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64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64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64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64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65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65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65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65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65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65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65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65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65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65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66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66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66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66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66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66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66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66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66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66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67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67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67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673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167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P1675" style:parent-style-name="Normální" style:family="paragraph">
      <style:paragraph-properties style:text-autospace="none" fo:margin-bottom="0in" fo:line-height="100%"/>
    </style:style>
    <style:style style:name="T167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67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67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67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68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68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68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68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68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68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68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68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68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68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69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69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69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69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69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69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69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69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69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69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700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P1701" style:parent-style-name="Normální" style:family="paragraph">
      <style:paragraph-properties style:text-autospace="none" fo:margin-bottom="0in" fo:line-height="100%"/>
    </style:style>
    <style:style style:name="T170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0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70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70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70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70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70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70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71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71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71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71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71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71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71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71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71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71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72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72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72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72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72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72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72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72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72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72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73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73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73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73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73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73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73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737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173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73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74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P1741" style:parent-style-name="Normální" style:family="paragraph">
      <style:paragraph-properties style:text-autospace="none" fo:margin-bottom="0in" fo:line-height="100%"/>
    </style:style>
    <style:style style:name="T174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74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74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74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74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74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74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74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75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75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75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75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75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75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75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75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758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175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76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76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76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76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76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76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76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76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76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1769" style:parent-style-name="Normální" style:family="paragraph">
      <style:paragraph-properties style:text-autospace="none" fo:margin-bottom="0in" fo:line-height="100%"/>
    </style:style>
    <style:style style:name="T177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77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77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77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77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77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77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777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177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7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78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78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78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78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78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78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78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78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78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78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79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79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79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79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79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79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79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79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79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79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80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80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80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80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80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80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80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80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80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809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181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81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81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813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P1814" style:parent-style-name="Normální" style:family="paragraph">
      <style:paragraph-properties style:text-autospace="none" fo:margin-bottom="0in" fo:line-height="100%"/>
    </style:style>
    <style:style style:name="T181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1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81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81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81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82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82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82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82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82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82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82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82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82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82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83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83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83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83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83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83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83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837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183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83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84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84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84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84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84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84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84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84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84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84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85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85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85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85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85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85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85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85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858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P1859" style:parent-style-name="Normální" style:family="paragraph">
      <style:paragraph-properties style:text-autospace="none" fo:margin-bottom="0in" fo:line-height="100%"/>
    </style:style>
    <style:style style:name="T186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86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86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86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86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86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866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186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6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86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87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87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87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87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87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87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87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87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87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87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88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88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88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88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88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88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88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88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88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88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89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89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89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89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89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89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89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89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89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89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90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90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90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90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90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1905" style:parent-style-name="Normální" style:family="paragraph">
      <style:paragraph-properties style:text-autospace="none" fo:margin-bottom="0in" fo:line-height="100%"/>
    </style:style>
    <style:style style:name="T190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90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90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90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91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91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91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91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91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91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91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91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91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91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92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92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92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92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92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92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926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192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92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92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93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93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93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93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93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93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93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93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93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93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94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94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94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94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94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94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94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94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94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94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95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95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95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95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95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95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95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95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95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959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P1960" style:parent-style-name="Normální" style:family="paragraph">
      <style:paragraph-properties style:text-autospace="none" fo:margin-bottom="0in" fo:line-height="100%"/>
    </style:style>
    <style:style style:name="T1961" style:parent-style-name="Standardnípísmoodstavce" style:family="text">
      <style:text-properties style:font-name="T3Font_3" style:font-name-complex="T3Font_3" fo:color="#1F1F1F" style:letter-kerning="false" fo:font-size="12pt" style:font-size-asian="12pt" style:font-size-complex="12pt"/>
    </style:style>
    <style:style style:name="T1962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1963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1964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1965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1966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1967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1968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1969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1970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1971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1972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1973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1974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1975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1976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1977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1978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1979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1980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1981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1982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1983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1984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1985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198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98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98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98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99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99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99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99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99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99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99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99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99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99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00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00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P2002" style:parent-style-name="Normální" style:family="paragraph">
      <style:paragraph-properties style:text-autospace="none" fo:margin-bottom="0in" fo:line-height="100%"/>
    </style:style>
    <style:style style:name="T200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00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00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00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00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00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00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01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01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01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01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01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015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201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01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01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01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02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02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02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02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02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02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02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02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02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02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03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03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03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03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03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03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03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03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03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03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04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041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204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4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04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04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04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04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04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2049" style:parent-style-name="Normální" style:family="paragraph">
      <style:paragraph-properties style:text-autospace="none" fo:margin-bottom="0in" fo:line-height="100%"/>
    </style:style>
    <style:style style:name="T205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05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05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05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05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05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05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05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05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05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06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061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206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06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06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06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06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06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06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06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07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07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07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07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07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07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07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07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07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07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08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08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082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2083" style:parent-style-name="Standardnípísmoodstavce" style:family="text">
      <style:text-properties style:font-name="T3Font_19" style:font-name-complex="T3Font_19" fo:color="#1F1F1F" style:letter-kerning="false" fo:font-size="12pt" style:font-size-asian="12pt" style:font-size-complex="12pt"/>
    </style:style>
    <style:style style:name="T2084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2085" style:parent-style-name="Standardnípísmoodstavce" style:family="text">
      <style:text-properties style:font-name="T3Font_4" style:font-name-complex="T3Font_4" fo:color="#1F1F1F" style:letter-kerning="false" fo:font-size="12pt" style:font-size-asian="12pt" style:font-size-complex="12pt"/>
    </style:style>
    <style:style style:name="T2086" style:parent-style-name="Standardnípísmoodstavce" style:family="text">
      <style:text-properties style:font-name="T3Font_5" style:font-name-complex="T3Font_5" fo:color="#1F1F1F" style:letter-kerning="false" fo:font-size="12pt" style:font-size-asian="12pt" style:font-size-complex="12pt"/>
    </style:style>
    <style:style style:name="T2087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2088" style:parent-style-name="Standardnípísmoodstavce" style:family="text">
      <style:text-properties style:font-name="T3Font_15" style:font-name-complex="T3Font_15" fo:font-style="italic" style:font-style-asian="italic" style:font-style-complex="italic" fo:color="#1F1F1F" style:letter-kerning="false" fo:font-size="12pt" style:font-size-asian="12pt" style:font-size-complex="12pt"/>
    </style:style>
    <style:style style:name="T2089" style:parent-style-name="Standardnípísmoodstavce" style:family="text">
      <style:text-properties style:font-name="T3Font_14" style:font-name-complex="T3Font_14" fo:font-style="italic" style:font-style-asian="italic" style:font-style-complex="italic" fo:color="#1F1F1F" style:letter-kerning="false" fo:font-size="12pt" style:font-size-asian="12pt" style:font-size-complex="12pt"/>
    </style:style>
    <style:style style:name="T2090" style:parent-style-name="Standardnípísmoodstavce" style:family="text">
      <style:text-properties style:font-name="T3Font_13" style:font-name-complex="T3Font_13" fo:font-style="italic" style:font-style-asian="italic" style:font-style-complex="italic" fo:color="#1F1F1F" style:letter-kerning="false" fo:font-size="12pt" style:font-size-asian="12pt" style:font-size-complex="12pt"/>
    </style:style>
    <style:style style:name="T2091" style:parent-style-name="Standardnípísmoodstavce" style:family="text">
      <style:text-properties style:font-name="T3Font_14" style:font-name-complex="T3Font_14" fo:font-style="italic" style:font-style-asian="italic" style:font-style-complex="italic" fo:color="#1F1F1F" style:letter-kerning="false" fo:font-size="12pt" style:font-size-asian="12pt" style:font-size-complex="12pt"/>
    </style:style>
    <style:style style:name="T2092" style:parent-style-name="Standardnípísmoodstavce" style:family="text">
      <style:text-properties style:font-name="T3Font_13" style:font-name-complex="T3Font_13" fo:font-style="italic" style:font-style-asian="italic" style:font-style-complex="italic" fo:color="#1F1F1F" style:letter-kerning="false" fo:font-size="12pt" style:font-size-asian="12pt" style:font-size-complex="12pt"/>
    </style:style>
    <style:style style:name="T2093" style:parent-style-name="Standardnípísmoodstavce" style:family="text">
      <style:text-properties style:font-name="T3Font_20" style:font-name-complex="T3Font_20" fo:font-style="italic" style:font-style-asian="italic" style:font-style-complex="italic" fo:color="#1F1F1F" style:letter-kerning="false" fo:font-size="12pt" style:font-size-asian="12pt" style:font-size-complex="12pt"/>
    </style:style>
    <style:style style:name="T2094" style:parent-style-name="Standardnípísmoodstavce" style:family="text">
      <style:text-properties style:font-name="T3Font_11" style:font-name-complex="T3Font_11" fo:font-style="italic" style:font-style-asian="italic" style:font-style-complex="italic" fo:color="#1F1F1F" style:letter-kerning="false" fo:font-size="12pt" style:font-size-asian="12pt" style:font-size-complex="12pt"/>
    </style:style>
    <style:style style:name="T2095" style:parent-style-name="Standardnípísmoodstavce" style:family="text">
      <style:text-properties style:font-name="T3Font_13" style:font-name-complex="T3Font_13" fo:font-style="italic" style:font-style-asian="italic" style:font-style-complex="italic" fo:color="#1F1F1F" style:letter-kerning="false" fo:font-size="12pt" style:font-size-asian="12pt" style:font-size-complex="12pt"/>
    </style:style>
    <style:style style:name="T2096" style:parent-style-name="Standardnípísmoodstavce" style:family="text">
      <style:text-properties style:font-name="T3Font_14" style:font-name-complex="T3Font_14" fo:font-style="italic" style:font-style-asian="italic" style:font-style-complex="italic" fo:color="#1F1F1F" style:letter-kerning="false" fo:font-size="12pt" style:font-size-asian="12pt" style:font-size-complex="12pt"/>
    </style:style>
    <style:style style:name="T2097" style:parent-style-name="Standardnípísmoodstavce" style:family="text">
      <style:text-properties style:font-name="T3Font_20" style:font-name-complex="T3Font_20" fo:font-style="italic" style:font-style-asian="italic" style:font-style-complex="italic" fo:color="#1F1F1F" style:letter-kerning="false" fo:font-size="12pt" style:font-size-asian="12pt" style:font-size-complex="12pt"/>
    </style:style>
    <style:style style:name="T2098" style:parent-style-name="Standardnípísmoodstavce" style:family="text">
      <style:text-properties style:font-name="T3Font_11" style:font-name-complex="T3Font_11" fo:font-style="italic" style:font-style-asian="italic" style:font-style-complex="italic" fo:color="#1F1F1F" style:letter-kerning="false" fo:font-size="12pt" style:font-size-asian="12pt" style:font-size-complex="12pt"/>
    </style:style>
    <style:style style:name="T2099" style:parent-style-name="Standardnípísmoodstavce" style:family="text">
      <style:text-properties style:font-name="T3Font_13" style:font-name-complex="T3Font_13" fo:font-style="italic" style:font-style-asian="italic" style:font-style-complex="italic" fo:color="#1F1F1F" style:letter-kerning="false" fo:font-size="12pt" style:font-size-asian="12pt" style:font-size-complex="12pt"/>
    </style:style>
    <style:style style:name="T2100" style:parent-style-name="Standardnípísmoodstavce" style:family="text">
      <style:text-properties style:font-name="T3Font_14" style:font-name-complex="T3Font_14" fo:font-style="italic" style:font-style-asian="italic" style:font-style-complex="italic" fo:color="#1F1F1F" style:letter-kerning="false" fo:font-size="12pt" style:font-size-asian="12pt" style:font-size-complex="12pt"/>
    </style:style>
    <style:style style:name="T2101" style:parent-style-name="Standardnípísmoodstavce" style:family="text">
      <style:text-properties style:font-name="T3Font_13" style:font-name-complex="T3Font_13" fo:font-style="italic" style:font-style-asian="italic" style:font-style-complex="italic" fo:color="#1F1F1F" style:letter-kerning="false" fo:font-size="12pt" style:font-size-asian="12pt" style:font-size-complex="12pt"/>
    </style:style>
    <style:style style:name="T2102" style:parent-style-name="Standardnípísmoodstavce" style:family="text">
      <style:text-properties style:font-name="T3Font_14" style:font-name-complex="T3Font_14" fo:font-style="italic" style:font-style-asian="italic" style:font-style-complex="italic" fo:color="#1F1F1F" style:letter-kerning="false" fo:font-size="12pt" style:font-size-asian="12pt" style:font-size-complex="12pt"/>
    </style:style>
    <style:style style:name="T2103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210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0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10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10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10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10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11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11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11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11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11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115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211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11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11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11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</office:automatic-styles>
  <office:body>
    <office:text text:use-soft-page-breaks="true">
      <text:p text:style-name="P1"><text:span text:style-name="T2">C</text:span><text:span text:style-name="T3">orpor</text:span><text:span text:style-name="T4">a</text:span><text:span text:style-name="T5">t</text:span><text:span text:style-name="T6">e ide</text:span><text:span text:style-name="T7">nt</text:span><text:span text:style-name="T8">i</text:span><text:span text:style-name="T9">ty</text:span></text:p>
      <text:p text:style-name="P10"><text:span text:style-name="T11">C</text:span><text:span text:style-name="T12">orpor</text:span><text:span text:style-name="T13">a</text:span><text:span text:style-name="T14">t</text:span><text:span text:style-name="T15">e ide</text:span><text:span text:style-name="T16">nt</text:span><text:span text:style-name="T17">i</text:span><text:span text:style-name="T18">ty</text:span><text:span text:style-name="T19">,<text:s/></text:span><text:span text:style-name="T20">n</text:span><text:span text:style-name="T21">eb</text:span><text:span text:style-name="T22">ol</text:span><text:span text:style-name="T23">i<text:s/></text:span><text:span text:style-name="T24">v<text:s/></text:span><text:span text:style-name="T25">če</text:span><text:span text:style-name="T26">s</text:span><text:span text:style-name="T27">ké</text:span><text:span text:style-name="T28">m př</text:span><text:span text:style-name="T29">ek</text:span><text:span text:style-name="T30">l</text:span><text:span text:style-name="T31">ad</text:span><text:span text:style-name="T32">u<text:s/></text:span><text:span text:style-name="T33">fi</text:span><text:span text:style-name="T34">r</text:span><text:span text:style-name="T35">e</text:span><text:span text:style-name="T36">mn</text:span><text:span text:style-name="T37">í ide</text:span><text:span text:style-name="T38">nt</text:span><text:span text:style-name="T39">i</text:span><text:span text:style-name="T40">t</text:span><text:span text:style-name="T41">a je<text:s/></text:span><text:span text:style-name="T42">z</text:span><text:span text:style-name="T43">jed</text:span><text:span text:style-name="T44">no</text:span><text:span text:style-name="T45">d</text:span><text:span text:style-name="T46">uš</text:span><text:span text:style-name="T47">e</text:span><text:span text:style-name="T48">n</text:span><text:span text:style-name="T49">ě<text:s/></text:span><text:span text:style-name="T50">s</text:span><text:span text:style-name="T51">h</text:span><text:span text:style-name="T52">rnut</text:span><text:span text:style-name="T53">í</text:span></text:p>
      <text:p text:style-name="P54"><text:span text:style-name="T55">vš</text:span><text:span text:style-name="T56">eh</text:span><text:span text:style-name="T57">o</text:span><text:span text:style-name="T58">,<text:s/></text:span><text:span text:style-name="T59">čí</text:span><text:span text:style-name="T60">m s</text:span><text:span text:style-name="T61">e<text:s/></text:span><text:span text:style-name="T62">su</text:span><text:span text:style-name="T63">bjek</text:span><text:span text:style-name="T64">t n</text:span><text:span text:style-name="T65">a</text:span><text:span text:style-name="T66">v</text:span><text:span text:style-name="T67">e</text:span><text:span text:style-name="T68">n</text:span><text:span text:style-name="T69">ek<text:s/></text:span><text:span text:style-name="T70">pr</text:span><text:span text:style-name="T71">e</text:span><text:span text:style-name="T72">z</text:span><text:span text:style-name="T73">e</text:span><text:span text:style-name="T74">ntu</text:span><text:span text:style-name="T75">je</text:span><text:span text:style-name="T76">.</text:span></text:p>
      <text:p text:style-name="P77"><text:span text:style-name="T78">V<text:s/></text:span><text:span text:style-name="T79">pr</text:span><text:span text:style-name="T80">a</text:span><text:span text:style-name="T81">x</text:span><text:span text:style-name="T82">i<text:s/></text:span><text:span text:style-name="T83">s</text:span><text:span text:style-name="T84">e ča</text:span><text:span text:style-name="T85">sto použ</text:span><text:span text:style-name="T86">í</text:span><text:span text:style-name="T87">v</text:span><text:span text:style-name="T88">á<text:s/></text:span><text:span text:style-name="T89">z</text:span><text:span text:style-name="T90">k</text:span><text:span text:style-name="T91">r</text:span><text:span text:style-name="T92">a</text:span><text:span text:style-name="T93">t</text:span><text:span text:style-name="T94">ka<text:s/></text:span><text:span text:style-name="T95">CI</text:span><text:span text:style-name="T96">,<text:s/></text:span><text:span text:style-name="T97">její<text:s/></text:span><text:span text:style-name="T98">použ</text:span><text:span text:style-name="T99">i</text:span><text:span text:style-name="T100">t</text:span><text:span text:style-name="T101">í<text:s/></text:span><text:span text:style-name="T102">n</text:span><text:span text:style-name="T103">ic</text:span><text:span text:style-name="T104">m</text:span><text:span text:style-name="T105">é</text:span><text:span text:style-name="T106">n</text:span><text:span text:style-name="T107">ě<text:s/></text:span><text:span text:style-name="T108">n</text:span><text:span text:style-name="T109">e</text:span><text:span text:style-name="T110">n</text:span><text:span text:style-name="T111">í<text:s/></text:span><text:span text:style-name="T112">vž</text:span><text:span text:style-name="T113">d</text:span><text:span text:style-name="T114">y spr</text:span><text:span text:style-name="T115">á</text:span><text:span text:style-name="T116">vn</text:span><text:span text:style-name="T117">é</text:span><text:span text:style-name="T118">,<text:s/></text:span><text:span text:style-name="T119">n</text:span><text:span text:style-name="T120">eb<text:s/></text:span><text:span text:style-name="T121">s</text:span><text:span text:style-name="T122">e<text:s/></text:span><text:span text:style-name="T123">n</text:span><text:span text:style-name="T124">a<text:s/></text:span><text:span text:style-name="T125">n</text:span><text:span text:style-name="T126">ěk</text:span><text:span text:style-name="T127">ol</text:span><text:span text:style-name="T128">ika</text:span></text:p>
      <text:p text:style-name="P129"><text:span text:style-name="T130">str</text:span><text:span text:style-name="T131">á</text:span><text:span text:style-name="T132">n</text:span><text:span text:style-name="T133">kách<text:s/></text:span><text:span text:style-name="T134">n</text:span><text:span text:style-name="T135">abí</text:span><text:span text:style-name="T136">z</text:span><text:span text:style-name="T137">ejících c</text:span><text:span text:style-name="T138">orpor</text:span><text:span text:style-name="T139">a</text:span><text:span text:style-name="T140">t</text:span><text:span text:style-name="T141">e ide</text:span><text:span text:style-name="T142">nt</text:span><text:span text:style-name="T143">i</text:span><text:span text:style-name="T144">ty s</text:span><text:span text:style-name="T145">e</text:span><text:span text:style-name="T146">t</text:span><text:span text:style-name="T147">ká</text:span><text:span text:style-name="T148">m</text:span><text:span text:style-name="T149">e<text:s/></text:span><text:span text:style-name="T150">s vy</text:span><text:span text:style-name="T151">jád</text:span><text:span text:style-name="T152">ř</text:span><text:span text:style-name="T153">e</text:span><text:span text:style-name="T154">n</text:span><text:span text:style-name="T155">í</text:span><text:span text:style-name="T156">m</text:span><text:span text:style-name="T157">i<text:s/></text:span><text:span text:style-name="T158">typu<text:s/></text:span><text:span text:style-name="T159">"</text:span><text:span text:style-name="T160">CI<text:s/></text:span><text:span text:style-name="T161">=<text:s/></text:span><text:span text:style-name="T162">v</text:span><text:span text:style-name="T163">i</text:span><text:span text:style-name="T164">zu</text:span><text:span text:style-name="T165">á</text:span><text:span text:style-name="T166">ln</text:span><text:span text:style-name="T167">í ide</text:span><text:span text:style-name="T168">nt</text:span><text:span text:style-name="T169">i</text:span><text:span text:style-name="T170">t</text:span><text:span text:style-name="T171">a</text:span><text:span text:style-name="T172">,<text:s/></text:span><text:span text:style-name="T173">CI</text:span></text:p>
      <text:p text:style-name="P174"><text:span text:style-name="T175">zn</text:span><text:span text:style-name="T176">a</text:span><text:span text:style-name="T177">m</text:span><text:span text:style-name="T178">e</text:span><text:span text:style-name="T179">n</text:span><text:span text:style-name="T180">á jed</text:span><text:span text:style-name="T181">notný v</text:span><text:span text:style-name="T182">i</text:span><text:span text:style-name="T183">zu</text:span><text:span text:style-name="T184">á</text:span><text:span text:style-name="T185">ln</text:span><text:span text:style-name="T186">í<text:s/></text:span><text:span text:style-name="T187">styl</text:span><text:span text:style-name="T188">,<text:s/></text:span><text:span text:style-name="T189">CI<text:s/></text:span><text:span text:style-name="T190">o</text:span><text:span text:style-name="T191">d<text:s/></text:span><text:span text:style-name="T192">n</text:span><text:span text:style-name="T193">á</text:span><text:span text:style-name="T194">s o</text:span><text:span text:style-name="T195">b</text:span><text:span text:style-name="T196">s</text:span><text:span text:style-name="T197">ah</text:span><text:span text:style-name="T198">u</text:span><text:span text:style-name="T199">je k</text:span><text:span text:style-name="T200">ompl</text:span><text:span text:style-name="T201">e</text:span><text:span text:style-name="T202">tn</text:span><text:span text:style-name="T203">í<text:s/></text:span><text:span text:style-name="T204">m</text:span><text:span text:style-name="T205">a</text:span><text:span text:style-name="T206">nu</text:span><text:span text:style-name="T207">á</text:span><text:span text:style-name="T208">l</text:span><text:span text:style-name="T209">,<text:s/></text:span><text:span text:style-name="T210">lo</text:span><text:span text:style-name="T211">ga</text:span><text:span text:style-name="T212">,<text:s/></text:span><text:span text:style-name="T213">p</text:span><text:span text:style-name="T214">a</text:span><text:span text:style-name="T215">p</text:span><text:span text:style-name="T216">í</text:span><text:span text:style-name="T217">ry</text:span><text:span text:style-name="T218">,..."<text:s/></text:span><text:span text:style-name="T219">a</text:span><text:span text:style-name="T220">t</text:span><text:span text:style-name="T221">d</text:span><text:span text:style-name="T222">.</text:span></text:p>
      <text:p text:style-name="P223"><text:span text:style-name="T224">C</text:span><text:span text:style-name="T225">orpor</text:span><text:span text:style-name="T226">a</text:span><text:span text:style-name="T227">t</text:span><text:span text:style-name="T228">e ide</text:span><text:span text:style-name="T229">nt</text:span><text:span text:style-name="T230">i</text:span><text:span text:style-name="T231">ty s</text:span><text:span text:style-name="T232">e ča</text:span><text:span text:style-name="T233">sto z</text:span><text:span text:style-name="T234">a</text:span><text:span text:style-name="T235">m</text:span><text:span text:style-name="T236">ě</text:span><text:span text:style-name="T237">ňu</text:span><text:span text:style-name="T238">je<text:s/></text:span><text:span text:style-name="T239">s<text:s/></text:span><text:span text:style-name="T240">c</text:span><text:span text:style-name="T241">orpor</text:span><text:span text:style-name="T242">a</text:span><text:span text:style-name="T243">t</text:span><text:span text:style-name="T244">e de</text:span><text:span text:style-name="T245">s</text:span><text:span text:style-name="T246">ig</text:span><text:span text:style-name="T247">n</text:span><text:span text:style-name="T248">e</text:span><text:span text:style-name="T249">m</text:span><text:span text:style-name="T250">,<text:s/></text:span><text:span text:style-name="T251">c</text:span><text:span text:style-name="T252">ož<text:s/></text:span><text:span text:style-name="T253">je<text:s/></text:span><text:span text:style-name="T254">v</text:span><text:span text:style-name="T255">e<text:s/></text:span><text:span text:style-name="T256">sv</text:span><text:span text:style-name="T257">é<text:s/></text:span><text:span text:style-name="T258">po</text:span><text:span text:style-name="T259">d</text:span><text:span text:style-name="T260">st</text:span><text:span text:style-name="T261">a</text:span><text:span text:style-name="T262">t</text:span><text:span text:style-name="T263">ě<text:s/></text:span><text:span text:style-name="T264">to</text:span><text:span text:style-name="T265">,<text:s/></text:span><text:span text:style-name="T266">c</text:span><text:span text:style-name="T267">o</text:span></text:p>
      <text:p text:style-name="P268"><text:span text:style-name="T269">j</text:span><text:span text:style-name="T270">s</text:span><text:span text:style-name="T271">e</text:span><text:span text:style-name="T272">m pops</text:span><text:span text:style-name="T273">a</text:span><text:span text:style-name="T274">l n</text:span><text:span text:style-name="T275">ah</text:span><text:span text:style-name="T276">oř</text:span><text:span text:style-name="T277">e</text:span><text:span text:style-name="T278">.<text:s/></text:span><text:span text:style-name="T279">C</text:span><text:span text:style-name="T280">orpor</text:span><text:span text:style-name="T281">a</text:span><text:span text:style-name="T282">t</text:span><text:span text:style-name="T283">e de</text:span><text:span text:style-name="T284">s</text:span><text:span text:style-name="T285">ig</text:span><text:span text:style-name="T286">n<text:s/></text:span><text:span text:style-name="T287">je je</text:span><text:span text:style-name="T288">n<text:s/></text:span><text:span text:style-name="T289">jed</text:span><text:span text:style-name="T290">nou z v</text:span><text:span text:style-name="T291">íce čá</text:span><text:span text:style-name="T292">st</text:span><text:span text:style-name="T293">í k</text:span><text:span text:style-name="T294">ompl</text:span><text:span text:style-name="T295">e</text:span><text:span text:style-name="T296">tn</text:span><text:span text:style-name="T297">íh</text:span><text:span text:style-name="T298">o sou</text:span><text:span text:style-name="T299">b</text:span><text:span text:style-name="T300">oru</text:span></text:p>
      <text:p text:style-name="P301"><text:span text:style-name="T302">c</text:span><text:span text:style-name="T303">orpor</text:span><text:span text:style-name="T304">a</text:span><text:span text:style-name="T305">t</text:span><text:span text:style-name="T306">e ide</text:span><text:span text:style-name="T307">nt</text:span><text:span text:style-name="T308">i</text:span><text:span text:style-name="T309">ty</text:span><text:span text:style-name="T310">.</text:span></text:p>
      <text:p text:style-name="P311"><text:span text:style-name="T312">C</text:span><text:span text:style-name="T313">orpor</text:span><text:span text:style-name="T314">a</text:span><text:span text:style-name="T315">t</text:span><text:span text:style-name="T316">e ide</text:span><text:span text:style-name="T317">nt</text:span><text:span text:style-name="T318">i</text:span><text:span text:style-name="T319">ty<text:s/></text:span><text:span text:style-name="T320">je da</text:span><text:span text:style-name="T321">l</text:span><text:span text:style-name="T322">ek</text:span><text:span text:style-name="T323">o v</text:span><text:span text:style-name="T324">íc<text:s/></text:span><text:span text:style-name="T325">n</text:span><text:span text:style-name="T326">e</text:span><text:span text:style-name="T327">ž<text:s/></text:span><text:span text:style-name="T328">je</text:span><text:span text:style-name="T329">n lo</text:span><text:span text:style-name="T330">g</text:span><text:span text:style-name="T331">o<text:s/></text:span><text:span text:style-name="T332">a de</text:span><text:span text:style-name="T333">s</text:span><text:span text:style-name="T334">ig</text:span><text:span text:style-name="T335">n</text:span><text:span text:style-name="T336">,<text:s/></text:span><text:span text:style-name="T337">je<text:s/></text:span><text:span text:style-name="T338">to pr</text:span><text:span text:style-name="T339">e</text:span><text:span text:style-name="T340">z</text:span><text:span text:style-name="T341">e</text:span><text:span text:style-name="T342">nt</text:span><text:span text:style-name="T343">ace fi</text:span><text:span text:style-name="T344">rmy n</text:span><text:span text:style-name="T345">a</text:span><text:span text:style-name="T346">v</text:span><text:span text:style-name="T347">e</text:span><text:span text:style-name="T348">n</text:span><text:span text:style-name="T349">ek</text:span><text:span text:style-name="T350">,<text:s/></text:span><text:span text:style-name="T351">je<text:s/></text:span><text:span text:style-name="T352">to</text:span></text:p>
      <text:p text:style-name="P353"><text:span text:style-name="T354">sou</text:span><text:span text:style-name="T355">čá</text:span><text:span text:style-name="T356">st<text:s/></text:span><text:span text:style-name="T357">k</text:span><text:span text:style-name="T358">ompl</text:span><text:span text:style-name="T359">e</text:span><text:span text:style-name="T360">tn</text:span><text:span text:style-name="T361">í fi</text:span><text:span text:style-name="T362">r</text:span><text:span text:style-name="T363">e</text:span><text:span text:style-name="T364">mn</text:span><text:span text:style-name="T365">í<text:s/></text:span><text:span text:style-name="T366">str</text:span><text:span text:style-name="T367">a</text:span><text:span text:style-name="T368">t</text:span><text:span text:style-name="T369">egie a<text:s/></text:span><text:span text:style-name="T370">pl</text:span><text:span text:style-name="T371">á</text:span><text:span text:style-name="T372">nov</text:span><text:span text:style-name="T373">á</text:span><text:span text:style-name="T374">n</text:span><text:span text:style-name="T375">í</text:span><text:span text:style-name="T376">.<text:s/></text:span><text:span text:style-name="T377">M</text:span><text:span text:style-name="T378">ě</text:span><text:span text:style-name="T379">l</text:span><text:span text:style-name="T380">a b</text:span><text:span text:style-name="T381">y<text:s/></text:span><text:span text:style-name="T382">b</text:span><text:span text:style-name="T383">ýt<text:s/></text:span><text:span text:style-name="T384">jedi</text:span><text:span text:style-name="T385">n</text:span><text:span text:style-name="T386">eč</text:span><text:span text:style-name="T387">n</text:span><text:span text:style-name="T388">á a<text:s/></text:span><text:span text:style-name="T389">n</text:span><text:span text:style-name="T390">e</text:span><text:span text:style-name="T391">z</text:span><text:span text:style-name="T392">a</text:span><text:span text:style-name="T393">m</text:span><text:span text:style-name="T394">ě</text:span><text:span text:style-name="T395">n</text:span><text:span text:style-name="T396">i</text:span><text:span text:style-name="T397">t</text:span><text:span text:style-name="T398">e</text:span><text:span text:style-name="T399">ln</text:span><text:span text:style-name="T400">á<text:s/></text:span><text:span text:style-name="T401">s</text:span></text:p>
      <text:p text:style-name="P402"><text:span text:style-name="T403">ji</text:span><text:span text:style-name="T404">ným</text:span><text:span text:style-name="T405">i<text:s/></text:span><text:span text:style-name="T406">su</text:span><text:span text:style-name="T407">bjek</text:span><text:span text:style-name="T408">ty</text:span><text:span text:style-name="T409">.<text:s/></text:span><text:span text:style-name="T410">P</text:span><text:span text:style-name="T411">o</text:span><text:span text:style-name="T412">d</text:span><text:span text:style-name="T413">o</text:span><text:span text:style-name="T414">b</text:span><text:span text:style-name="T415">n</text:span><text:span text:style-name="T416">ě jak</text:span><text:span text:style-name="T417">o m</text:span><text:span text:style-name="T418">á ka</text:span><text:span text:style-name="T419">ž</text:span><text:span text:style-name="T420">d</text:span><text:span text:style-name="T421">ý<text:s/></text:span><text:span text:style-name="T422">č</text:span><text:span text:style-name="T423">lov</text:span><text:span text:style-name="T424">ěk<text:s/></text:span><text:span text:style-name="T425">sv</text:span><text:span text:style-name="T426">é<text:s/></text:span><text:span text:style-name="T427">un</text:span><text:span text:style-name="T428">iká</text:span><text:span text:style-name="T429">tn</text:span><text:span text:style-name="T430">í<text:s/></text:span><text:span text:style-name="T431">vl</text:span><text:span text:style-name="T432">a</text:span><text:span text:style-name="T433">stnost</text:span><text:span text:style-name="T434">i a cha</text:span><text:span text:style-name="T435">r</text:span><text:span text:style-name="T436">ak</text:span><text:span text:style-name="T437">t</text:span><text:span text:style-name="T438">e</text:span><text:span text:style-name="T439">r</text:span><text:span text:style-name="T440">i</text:span><text:span text:style-name="T441">st</text:span><text:span text:style-name="T442">ik</text:span><text:span text:style-name="T443">y</text:span><text:span text:style-name="T444">,</text:span></text:p>
      <text:p text:style-name="P445"><text:span text:style-name="T446">k</text:span><text:span text:style-name="T447">t</text:span><text:span text:style-name="T448">e</text:span><text:span text:style-name="T449">rým</text:span><text:span text:style-name="T450">i<text:s/></text:span><text:span text:style-name="T451">s</text:span><text:span text:style-name="T452">e<text:s/></text:span><text:span text:style-name="T453">n</text:span><text:span text:style-name="T454">a</text:span><text:span text:style-name="T455">v</text:span><text:span text:style-name="T456">e</text:span><text:span text:style-name="T457">n</text:span><text:span text:style-name="T458">ek<text:s/></text:span><text:span text:style-name="T459">pr</text:span><text:span text:style-name="T460">e</text:span><text:span text:style-name="T461">z</text:span><text:span text:style-name="T462">e</text:span><text:span text:style-name="T463">ntu</text:span><text:span text:style-name="T464">je a<text:s/></text:span><text:span text:style-name="T465">vy</text:span><text:span text:style-name="T466">jad</text:span><text:span text:style-name="T467">řu</text:span><text:span text:style-name="T468">je</text:span><text:span text:style-name="T469">,<text:s/></text:span><text:span text:style-name="T470">i fi</text:span><text:span text:style-name="T471">rm</text:span><text:span text:style-name="T472">a<text:s/></text:span><text:span text:style-name="T473">m</text:span><text:span text:style-name="T474">á<text:s/></text:span><text:span text:style-name="T475">o</text:span><text:span text:style-name="T476">bd</text:span><text:span text:style-name="T477">o</text:span><text:span text:style-name="T478">b</text:span><text:span text:style-name="T479">n</text:span><text:span text:style-name="T480">é cha</text:span><text:span text:style-name="T481">r</text:span><text:span text:style-name="T482">ak</text:span><text:span text:style-name="T483">t</text:span><text:span text:style-name="T484">e</text:span><text:span text:style-name="T485">r</text:span><text:span text:style-name="T486">i</text:span><text:span text:style-name="T487">st</text:span><text:span text:style-name="T488">ik</text:span><text:span text:style-name="T489">y</text:span><text:span text:style-name="T490">.</text:span></text:p>
      <text:p text:style-name="P491"><text:span text:style-name="T492">F</text:span><text:span text:style-name="T493">i</text:span><text:span text:style-name="T494">r</text:span><text:span text:style-name="T495">e</text:span><text:span text:style-name="T496">mn</text:span><text:span text:style-name="T497">í ide</text:span><text:span text:style-name="T498">nt</text:span><text:span text:style-name="T499">i</text:span><text:span text:style-name="T500">t</text:span><text:span text:style-name="T501">a<text:s/></text:span><text:span text:style-name="T502">z</text:span><text:span text:style-name="T503">ah</text:span><text:span text:style-name="T504">rnu</text:span><text:span text:style-name="T505">je hi</text:span><text:span text:style-name="T506">stor</text:span><text:span text:style-name="T507">ii fi</text:span><text:span text:style-name="T508">rmy</text:span><text:span text:style-name="T509">,<text:s/></text:span><text:span text:style-name="T510">v</text:span><text:span text:style-name="T511">i</text:span><text:span text:style-name="T512">z</text:span><text:span text:style-name="T513">i a fi</text:span><text:span text:style-name="T514">lozo</text:span><text:span text:style-name="T515">fii</text:span><text:span text:style-name="T516">,<text:s/></text:span><text:span text:style-name="T517">l</text:span><text:span text:style-name="T518">idi</text:span><text:span text:style-name="T519">,<text:s/></text:span><text:span text:style-name="T520">je</text:span><text:span text:style-name="T521">nž<text:s/></text:span><text:span text:style-name="T522">j</text:span><text:span text:style-name="T523">sou sou</text:span><text:span text:style-name="T524">čá</text:span><text:span text:style-name="T525">st</text:span><text:span text:style-name="T526">í fi</text:span><text:span text:style-name="T527">rmy</text:span><text:span text:style-name="T528">,<text:s/></text:span><text:span text:style-name="T529">e</text:span><text:span text:style-name="T530">t</text:span><text:span text:style-name="T531">ické</text:span></text:p>
      <text:p text:style-name="P532"><text:span text:style-name="T533">h</text:span><text:span text:style-name="T534">o</text:span><text:span text:style-name="T535">d</text:span><text:span text:style-name="T536">noty<text:s/></text:span><text:span text:style-name="T537">fi</text:span><text:span text:style-name="T538">rmy<text:s/></text:span><text:span text:style-name="T539">a</text:span><text:span text:style-name="T540">po</text:span><text:span text:style-name="T541">d</text:span><text:span text:style-name="T542">.<text:s/></text:span><text:span text:style-name="T543">M</text:span><text:span text:style-name="T544">ůž</text:span><text:span text:style-name="T545">e</text:span><text:span text:style-name="T546">m</text:span><text:span text:style-name="T547">e<text:s/></text:span><text:span text:style-name="T548">n</text:span><text:span text:style-name="T549">ají</text:span><text:span text:style-name="T550">t<text:s/></text:span><text:span text:style-name="T551">k</text:span><text:span text:style-name="T552">v</text:span><text:span text:style-name="T553">a</text:span><text:span text:style-name="T554">nt</text:span><text:span text:style-name="T555">a da</text:span><text:span text:style-name="T556">lš</text:span><text:span text:style-name="T557">ích a</text:span><text:span text:style-name="T558">sp</text:span><text:span text:style-name="T559">ek</text:span><text:span text:style-name="T560">tů</text:span><text:span text:style-name="T561">,<text:s/></text:span><text:span text:style-name="T562">k</text:span><text:span text:style-name="T563">t</text:span><text:span text:style-name="T564">e</text:span><text:span text:style-name="T565">r</text:span><text:span text:style-name="T566">é<text:s/></text:span><text:span text:style-name="T567">lz</text:span><text:span text:style-name="T568">e<text:s/></text:span><text:span text:style-name="T569">z</text:span><text:span text:style-name="T570">ah</text:span><text:span text:style-name="T571">rnout<text:s/></text:span><text:span text:style-name="T572">d</text:span><text:span text:style-name="T573">o<text:s/></text:span><text:span text:style-name="T574">fi</text:span><text:span text:style-name="T575">r</text:span><text:span text:style-name="T576">e</text:span><text:span text:style-name="T577">mn</text:span><text:span text:style-name="T578">í</text:span></text:p>
      <text:p text:style-name="P579"><text:span text:style-name="T580">ide</text:span><text:span text:style-name="T581">nt</text:span><text:span text:style-name="T582">i</text:span><text:span text:style-name="T583">ty</text:span><text:span text:style-name="T584">,<text:s/></text:span><text:span text:style-name="T585">n</text:span><text:span text:style-name="T586">ic</text:span><text:span text:style-name="T587">m</text:span><text:span text:style-name="T588">é</text:span><text:span text:style-name="T589">n</text:span><text:span text:style-name="T590">ě<text:s/></text:span><text:span text:style-name="T591">po</text:span><text:span text:style-name="T592">d</text:span><text:span text:style-name="T593">st</text:span><text:span text:style-name="T594">a</text:span><text:span text:style-name="T595">t</text:span><text:span text:style-name="T596">a ce</text:span><text:span text:style-name="T597">l</text:span><text:span text:style-name="T598">é fi</text:span><text:span text:style-name="T599">r</text:span><text:span text:style-name="T600">e</text:span><text:span text:style-name="T601">mn</text:span><text:span text:style-name="T602">í ide</text:span><text:span text:style-name="T603">nt</text:span><text:span text:style-name="T604">i</text:span><text:span text:style-name="T605">ty spo</text:span><text:span text:style-name="T606">čí</text:span><text:span text:style-name="T607">v</text:span><text:span text:style-name="T608">á<text:s/></text:span><text:span text:style-name="T609">v<text:s/></text:span><text:span text:style-name="T610">k</text:span><text:span text:style-name="T611">ompl</text:span><text:span text:style-name="T612">e</text:span><text:span text:style-name="T613">xnost</text:span><text:span text:style-name="T614">i<text:s/></text:span><text:span text:style-name="T615">o</text:span><text:span text:style-name="T616">b</text:span><text:span text:style-name="T617">r</text:span><text:span text:style-name="T618">a</text:span><text:span text:style-name="T619">zu</text:span><text:span text:style-name="T620">,<text:s/></text:span><text:span text:style-name="T621">k</text:span><text:span text:style-name="T622">t</text:span><text:span text:style-name="T623">e</text:span><text:span text:style-name="T624">rý<text:s/></text:span><text:span text:style-name="T625">je<text:s/></text:span><text:span text:style-name="T626">tvoř</text:span><text:span text:style-name="T627">e</text:span><text:span text:style-name="T628">n</text:span></text:p>
      <text:p text:style-name="P629"><text:span text:style-name="T630">pr</text:span><text:span text:style-name="T631">á</text:span><text:span text:style-name="T632">v</text:span><text:span text:style-name="T633">ě<text:s/></text:span><text:span text:style-name="T634">ř</text:span><text:span text:style-name="T635">ad</text:span><text:span text:style-name="T636">ou t</text:span><text:span text:style-name="T637">ěch</text:span><text:span text:style-name="T638">to<text:s/></text:span><text:span text:style-name="T639">a</text:span><text:span text:style-name="T640">sp</text:span><text:span text:style-name="T641">ek</text:span><text:span text:style-name="T642">tů</text:span><text:span text:style-name="T643">.</text:span></text:p>
      <text:p text:style-name="P644"><text:span text:style-name="T645">N</text:span><text:span text:style-name="T646">á</text:span><text:span text:style-name="T647">zor<text:s/></text:span><text:span text:style-name="T648">e</text:span><text:span text:style-name="T649">xp</text:span><text:span text:style-name="T650">e</text:span><text:span text:style-name="T651">rtů n</text:span><text:span text:style-name="T652">a<text:s/></text:span><text:span text:style-name="T653">př</text:span><text:span text:style-name="T654">e</text:span><text:span text:style-name="T655">snou<text:s/></text:span><text:span text:style-name="T656">defi</text:span><text:span text:style-name="T657">n</text:span><text:span text:style-name="T658">ici fi</text:span><text:span text:style-name="T659">r</text:span><text:span text:style-name="T660">e</text:span><text:span text:style-name="T661">mn</text:span><text:span text:style-name="T662">í ide</text:span><text:span text:style-name="T663">nt</text:span><text:span text:style-name="T664">i</text:span><text:span text:style-name="T665">ty s</text:span><text:span text:style-name="T666">e<text:s/></text:span><text:span text:style-name="T667">můž</text:span><text:span text:style-name="T668">e<text:s/></text:span><text:span text:style-name="T669">l</text:span><text:span text:style-name="T670">i</text:span><text:span text:style-name="T671">š</text:span><text:span text:style-name="T672">i</text:span><text:span text:style-name="T673">t</text:span><text:span text:style-name="T674">.<text:s/></text:span><text:span text:style-name="T675">N</text:span><text:span text:style-name="T676">a</text:span><text:span text:style-name="T677">př</text:span><text:span text:style-name="T678">.<text:s/></text:span><text:span text:style-name="T679">po</text:span><text:span text:style-name="T680">d</text:span><text:span text:style-name="T681">l</text:span><text:span text:style-name="T682">e<text:s/></text:span><text:span text:style-name="T683">B</text:span><text:span text:style-name="T684">ed</text:span><text:span text:style-name="T685">rnov</text:span><text:span text:style-name="T686">é<text:s/></text:span><text:span text:style-name="T687">a</text:span></text:p>
      <text:p text:style-name="P688"><text:span text:style-name="T689">N</text:span><text:span text:style-name="T690">ov</text:span><text:span text:style-name="T691">éh</text:span><text:span text:style-name="T692">o<text:s/></text:span><text:span text:style-name="T693">(2002)<text:s/></text:span><text:span text:style-name="T694">jde<text:s/></text:span><text:span text:style-name="T695">o<text:s/></text:span><text:span text:style-name="T696">cí</text:span><text:span text:style-name="T697">l</text:span><text:span text:style-name="T698">e</text:span><text:span text:style-name="T699">v</text:span><text:span text:style-name="T700">ěd</text:span><text:span text:style-name="T701">om</text:span><text:span text:style-name="T702">ě<text:s/></text:span><text:span text:style-name="T703">utv</text:span><text:span text:style-name="T704">á</text:span><text:span text:style-name="T705">ř</text:span><text:span text:style-name="T706">e</text:span><text:span text:style-name="T707">ný str</text:span><text:span text:style-name="T708">a</text:span><text:span text:style-name="T709">t</text:span><text:span text:style-name="T710">egick</text:span><text:span text:style-name="T711">ý<text:s/></text:span><text:span text:style-name="T712">k</text:span><text:span text:style-name="T713">on</text:span><text:span text:style-name="T714">ce</text:span><text:span text:style-name="T715">pt vn</text:span><text:span text:style-name="T716">i</text:span><text:span text:style-name="T717">třn</text:span><text:span text:style-name="T718">í<text:s/></text:span><text:span text:style-name="T719">stru</text:span><text:span text:style-name="T720">k</text:span><text:span text:style-name="T721">tury</text:span><text:span text:style-name="T722">,<text:s/></text:span><text:span text:style-name="T723">f</text:span><text:span text:style-name="T724">un</text:span><text:span text:style-name="T725">g</text:span><text:span text:style-name="T726">ov</text:span><text:span text:style-name="T727">á</text:span><text:span text:style-name="T728">n</text:span><text:span text:style-name="T729">í a</text:span></text:p>
      <text:p text:style-name="P730"><text:span text:style-name="T731">vn</text:span><text:span text:style-name="T732">ěj</text:span><text:span text:style-name="T733">š</text:span><text:span text:style-name="T734">í<text:s/></text:span><text:span text:style-name="T735">pr</text:span><text:span text:style-name="T736">e</text:span><text:span text:style-name="T737">z</text:span><text:span text:style-name="T738">e</text:span><text:span text:style-name="T739">nt</text:span><text:span text:style-name="T740">ace k</text:span><text:span text:style-name="T741">on</text:span><text:span text:style-name="T742">k</text:span><text:span text:style-name="T743">r</text:span><text:span text:style-name="T744">é</text:span><text:span text:style-name="T745">tn</text:span><text:span text:style-name="T746">íh</text:span><text:span text:style-name="T747">o po</text:span><text:span text:style-name="T748">d</text:span><text:span text:style-name="T749">n</text:span><text:span text:style-name="T750">ik</text:span><text:span text:style-name="T751">u v tržn</text:span><text:span text:style-name="T752">í</text:span><text:span text:style-name="T753">m prostř</text:span><text:span text:style-name="T754">edí</text:span><text:span text:style-name="T755">.<text:s/></text:span><text:span text:style-name="T756">M</text:span><text:span text:style-name="T757">e</text:span><text:span text:style-name="T758">z</text:span><text:span text:style-name="T759">i její e</text:span><text:span text:style-name="T760">l</text:span><text:span text:style-name="T761">e</text:span><text:span text:style-name="T762">m</text:span><text:span text:style-name="T763">e</text:span><text:span text:style-name="T764">nty p</text:span><text:span text:style-name="T765">a</text:span><text:span text:style-name="T766">tř</text:span><text:span text:style-name="T767">í<text:s/></text:span><text:span text:style-name="T768">po</text:span><text:span text:style-name="T769">d</text:span><text:span text:style-name="T770">n</text:span><text:span text:style-name="T771">ik</text:span><text:span text:style-name="T772">ov</text:span><text:span text:style-name="T773">á</text:span></text:p>
      <text:p text:style-name="P774"><text:span text:style-name="T775">k</text:span><text:span text:style-name="T776">omun</text:span><text:span text:style-name="T777">ikace</text:span><text:span text:style-name="T778">,<text:s/></text:span><text:span text:style-name="T779">po</text:span><text:span text:style-name="T780">d</text:span><text:span text:style-name="T781">n</text:span><text:span text:style-name="T782">ik</text:span><text:span text:style-name="T783">ový<text:s/></text:span><text:span text:style-name="T784">de</text:span><text:span text:style-name="T785">s</text:span><text:span text:style-name="T786">ig</text:span><text:span text:style-name="T787">n<text:s/></text:span><text:span text:style-name="T788">a<text:s/></text:span><text:span text:style-name="T789">po</text:span><text:span text:style-name="T790">d</text:span><text:span text:style-name="T791">n</text:span><text:span text:style-name="T792">ik</text:span><text:span text:style-name="T793">ov</text:span><text:span text:style-name="T794">é jed</text:span><text:span text:style-name="T795">n</text:span><text:span text:style-name="T796">á</text:span><text:span text:style-name="T797">n</text:span><text:span text:style-name="T798">í</text:span><text:span text:style-name="T799">.<text:s/></text:span><text:span text:style-name="T800">Z</text:span><text:span text:style-name="T801">ají</text:span><text:span text:style-name="T802">m</text:span><text:span text:style-name="T803">a</text:span><text:span text:style-name="T804">v</text:span><text:span text:style-name="T805">ě cha</text:span><text:span text:style-name="T806">r</text:span><text:span text:style-name="T807">ak</text:span><text:span text:style-name="T808">t</text:span><text:span text:style-name="T809">e</text:span><text:span text:style-name="T810">r</text:span><text:span text:style-name="T811">i</text:span><text:span text:style-name="T812">zu</text:span><text:span text:style-name="T813">je fi</text:span><text:span text:style-name="T814">r</text:span><text:span text:style-name="T815">e</text:span><text:span text:style-name="T816">mn</text:span><text:span text:style-name="T817">í ide</text:span><text:span text:style-name="T818">nt</text:span><text:span text:style-name="T819">i</text:span><text:span text:style-name="T820">tu</text:span></text:p>
      <text:p text:style-name="P821"><text:span text:style-name="T822">V</text:span><text:span text:style-name="T823">ebe</text:span><text:span text:style-name="T824">r<text:s/></text:span><text:span text:style-name="T825">(2000):<text:s/></text:span><text:span text:style-name="T826">fi</text:span><text:span text:style-name="T827">r</text:span><text:span text:style-name="T828">e</text:span><text:span text:style-name="T829">mn</text:span><text:span text:style-name="T830">í ide</text:span><text:span text:style-name="T831">nt</text:span><text:span text:style-name="T832">i</text:span><text:span text:style-name="T833">t</text:span><text:span text:style-name="T834">a cha</text:span><text:span text:style-name="T835">r</text:span><text:span text:style-name="T836">ak</text:span><text:span text:style-name="T837">t</text:span><text:span text:style-name="T838">e</text:span><text:span text:style-name="T839">r</text:span><text:span text:style-name="T840">i</text:span><text:span text:style-name="T841">zu</text:span><text:span text:style-name="T842">je ide</text:span><text:span text:style-name="T843">nt</text:span><text:span text:style-name="T844">i</text:span><text:span text:style-name="T845">tu or</text:span><text:span text:style-name="T846">ga</text:span><text:span text:style-name="T847">n</text:span><text:span text:style-name="T848">i</text:span><text:span text:style-name="T849">z</text:span><text:span text:style-name="T850">ace jak</text:span><text:span text:style-name="T851">o ús</text:span><text:span text:style-name="T852">i</text:span><text:span text:style-name="T853">l</text:span><text:span text:style-name="T854">í<text:s/></text:span><text:span text:style-name="T855">o vn</text:span><text:span text:style-name="T856">ěj</text:span><text:span text:style-name="T857">š</text:span><text:span text:style-name="T858">í<text:s/></text:span><text:span text:style-name="T859">o</text:span><text:span text:style-name="T860">d</text:span><text:span text:style-name="T861">l</text:span><text:span text:style-name="T862">i</text:span><text:span text:style-name="T863">šnost</text:span><text:span text:style-name="T864">,</text:span></text:p>
      <text:p text:style-name="P865"><text:span text:style-name="T866">jed</text:span><text:span text:style-name="T867">n</text:span><text:span text:style-name="T868">i</text:span><text:span text:style-name="T869">n</text:span><text:span text:style-name="T870">eč</text:span><text:span text:style-name="T871">nost<text:s/></text:span><text:span text:style-name="T872">a<text:s/></text:span><text:span text:style-name="T873">oso</text:span><text:span text:style-name="T874">bi</text:span><text:span text:style-name="T875">tost</text:span><text:span text:style-name="T876">,<text:s/></text:span><text:span text:style-name="T877">k</text:span><text:span text:style-name="T878">t</text:span><text:span text:style-name="T879">e</text:span><text:span text:style-name="T880">r</text:span><text:span text:style-name="T881">á<text:s/></text:span><text:span text:style-name="T882">s</text:span><text:span text:style-name="T883">e<text:s/></text:span><text:span text:style-name="T884">pro</text:span><text:span text:style-name="T885">je</text:span><text:span text:style-name="T886">vu</text:span><text:span text:style-name="T887">je<text:s/></text:span><text:span text:style-name="T888">v t</text:span><text:span text:style-name="T889">ak</text:span><text:span text:style-name="T890">ový</text:span><text:span text:style-name="T891">ch k</text:span><text:span text:style-name="T892">ompon</text:span><text:span text:style-name="T893">e</text:span><text:span text:style-name="T894">nt</text:span><text:span text:style-name="T895">ách</text:span><text:span text:style-name="T896">,<text:s/></text:span><text:span text:style-name="T897">jak</text:span><text:span text:style-name="T898">o<text:s/></text:span><text:span text:style-name="T899">je de</text:span><text:span text:style-name="T900">s</text:span><text:span text:style-name="T901">ig</text:span><text:span text:style-name="T902">n</text:span><text:span text:style-name="T903">,<text:s/></text:span><text:span text:style-name="T904">k</text:span><text:span text:style-name="T905">ultur</text:span><text:span text:style-name="T906">a</text:span><text:span text:style-name="T907">,</text:span></text:p>
      <text:p text:style-name="P908"><text:span text:style-name="T909">k</text:span><text:span text:style-name="T910">omun</text:span><text:span text:style-name="T911">ikace a</text:span><text:span text:style-name="T912">po</text:span><text:span text:style-name="T913">d</text:span><text:span text:style-name="T914">.<text:s/></text:span><text:span text:style-name="T915">J</text:span><text:span text:style-name="T916">a</text:span><text:span text:style-name="T917">nouš</text:span><text:span text:style-name="T918">ek<text:s/></text:span><text:span text:style-name="T919">(2004)<text:s/></text:span><text:span text:style-name="T920">je</text:span><text:span text:style-name="T921">št</text:span><text:span text:style-name="T922">ě d</text:span><text:span text:style-name="T923">oplňu</text:span><text:span text:style-name="T924">je</text:span><text:span text:style-name="T925">,<text:s/></text:span><text:span text:style-name="T926">ž</text:span><text:span text:style-name="T927">e<text:s/></text:span><text:span text:style-name="T928">př</text:span><text:span text:style-name="T929">i<text:s/></text:span><text:span text:style-name="T930">rozl</text:span><text:span text:style-name="T931">i</text:span><text:span text:style-name="T932">š</text:span><text:span text:style-name="T933">e</text:span><text:span text:style-name="T934">n</text:span><text:span text:style-name="T935">í ide</text:span><text:span text:style-name="T936">nt</text:span><text:span text:style-name="T937">i</text:span><text:span text:style-name="T938">ty<text:s/></text:span><text:span text:style-name="T939">"</text:span><text:span text:style-name="T940">o so</text:span><text:span text:style-name="T941">bě</text:span><text:span text:style-name="T942">", "</text:span><text:span text:style-name="T943">pro</text:span></text:p>
      <text:p text:style-name="P944"><text:span text:style-name="T945">d</text:span><text:span text:style-name="T946">ru</text:span><text:span text:style-name="T947">hé</text:span><text:span text:style-name="T948">"<text:s/></text:span><text:span text:style-name="T949">a<text:s/></text:span><text:span text:style-name="T950">"</text:span><text:span text:style-name="T951">pro s</text:span><text:span text:style-name="T952">ebe</text:span><text:span text:style-name="T953">"<text:s/></text:span><text:span text:style-name="T954">př</text:span><text:span text:style-name="T955">e</text:span><text:span text:style-name="T956">v</text:span><text:span text:style-name="T957">a</text:span><text:span text:style-name="T958">žu</text:span><text:span text:style-name="T959">je<text:s/></text:span><text:span text:style-name="T960">u v</text:span><text:span text:style-name="T961">ě</text:span><text:span text:style-name="T962">tš</text:span><text:span text:style-name="T963">i</text:span><text:span text:style-name="T964">ny spo</text:span><text:span text:style-name="T965">je</text:span><text:span text:style-name="T966">n</text:span><text:span text:style-name="T967">í<text:s/></text:span><text:span text:style-name="T968">zř</text:span><text:span text:style-name="T969">e</text:span><text:span text:style-name="T970">t</text:span><text:span text:style-name="T971">e</text:span><text:span text:style-name="T972">l<text:s/></text:span><text:span text:style-name="T973">ide</text:span><text:span text:style-name="T974">nt</text:span><text:span text:style-name="T975">i</text:span><text:span text:style-name="T976">ty<text:s/></text:span><text:span text:style-name="T977">"</text:span><text:span text:style-name="T978">pro s</text:span><text:span text:style-name="T979">ebe</text:span><text:span text:style-name="T980">".<text:s/></text:span><text:span text:style-name="T981">K</text:span><text:span text:style-name="T982">l</text:span><text:span text:style-name="T983">ade</text:span><text:span text:style-name="T984">m</text:span><text:span text:style-name="T985">e d</text:span><text:span text:style-name="T986">ůr</text:span><text:span text:style-name="T987">a</text:span><text:span text:style-name="T988">z n</text:span><text:span text:style-name="T989">a</text:span></text:p>
      <text:p text:style-name="P990"><text:span text:style-name="T991">cí</text:span><text:span text:style-name="T992">l</text:span><text:span text:style-name="T993">e</text:span><text:span text:style-name="T994">v</text:span><text:span text:style-name="T995">ěd</text:span><text:span text:style-name="T996">omost</text:span><text:span text:style-name="T997">,<text:s/></text:span><text:span text:style-name="T998">pl</text:span><text:span text:style-name="T999">á</text:span><text:span text:style-name="T1000">nov</text:span><text:span text:style-name="T1001">i</text:span><text:span text:style-name="T1002">tost<text:s/></text:span><text:span text:style-name="T1003">a<text:s/></text:span><text:span text:style-name="T1004">ús</text:span><text:span text:style-name="T1005">i</text:span><text:span text:style-name="T1006">l</text:span><text:span text:style-name="T1007">í</text:span><text:span text:style-name="T1008">.</text:span></text:p>
      <text:p text:style-name="P1009"><text:span text:style-name="T1010">Z</text:span><text:span text:style-name="T1011">ají</text:span><text:span text:style-name="T1012">m</text:span><text:span text:style-name="T1013">a</text:span><text:span text:style-name="T1014">vý<text:s/></text:span><text:span text:style-name="T1015">je i<text:s/></text:span><text:span text:style-name="T1016">vzt</text:span><text:span text:style-name="T1017">ah fi</text:span><text:span text:style-name="T1018">r</text:span><text:span text:style-name="T1019">e</text:span><text:span text:style-name="T1020">mn</text:span><text:span text:style-name="T1021">í ide</text:span><text:span text:style-name="T1022">nt</text:span><text:span text:style-name="T1023">i</text:span><text:span text:style-name="T1024">ty<text:s/></text:span><text:span text:style-name="T1025">a fi</text:span><text:span text:style-name="T1026">r</text:span><text:span text:style-name="T1027">e</text:span><text:span text:style-name="T1028">mn</text:span><text:span text:style-name="T1029">íh</text:span><text:span text:style-name="T1030">o<text:s/></text:span><text:span text:style-name="T1031">i</text:span><text:span text:style-name="T1032">m</text:span><text:span text:style-name="T1033">age</text:span><text:span text:style-name="T1034">.<text:s/></text:span><text:span text:style-name="T1035">P</text:span><text:span text:style-name="T1036">ř</text:span><text:span text:style-name="T1037">i<text:s/></text:span><text:span text:style-name="T1038">roz</text:span><text:span text:style-name="T1039">dě</text:span><text:span text:style-name="T1040">l</text:span><text:span text:style-name="T1041">e</text:span><text:span text:style-name="T1042">n</text:span><text:span text:style-name="T1043">í fi</text:span><text:span text:style-name="T1044">r</text:span><text:span text:style-name="T1045">e</text:span><text:span text:style-name="T1046">mn</text:span><text:span text:style-name="T1047">í ide</text:span><text:span text:style-name="T1048">nt</text:span><text:span text:style-name="T1049">i</text:span><text:span text:style-name="T1050">ty n</text:span><text:span text:style-name="T1051">a<text:s/></text:span><text:span text:style-name="T1052">tř</text:span><text:span text:style-name="T1053">i čá</text:span><text:span text:style-name="T1054">st</text:span><text:span text:style-name="T1055">i</text:span></text:p>
      <text:p text:style-name="P1056"><text:span text:style-name="T1057">zm</text:span><text:span text:style-name="T1058">í</text:span><text:span text:style-name="T1059">n</text:span><text:span text:style-name="T1060">ě</text:span><text:span text:style-name="T1061">n</text:span><text:span text:style-name="T1062">é<text:s/></text:span><text:span text:style-name="T1063">n</text:span><text:span text:style-name="T1064">ah</text:span><text:span text:style-name="T1065">oř</text:span><text:span text:style-name="T1066">e je i</text:span><text:span text:style-name="T1067">m</text:span><text:span text:style-name="T1068">age<text:s/></text:span><text:span text:style-name="T1069">sou</text:span><text:span text:style-name="T1070">čá</text:span><text:span text:style-name="T1071">st</text:span><text:span text:style-name="T1072">í a<text:s/></text:span><text:span text:style-name="T1073">př</text:span><text:span text:style-name="T1074">í</text:span><text:span text:style-name="T1075">p</text:span><text:span text:style-name="T1076">ad</text:span><text:span text:style-name="T1077">n</text:span><text:span text:style-name="T1078">ě<text:s/></text:span><text:span text:style-name="T1079">pro</text:span><text:span text:style-name="T1080">d</text:span><text:span text:style-name="T1081">u</text:span><text:span text:style-name="T1082">k</text:span><text:span text:style-name="T1083">t</text:span><text:span text:style-name="T1084">e</text:span><text:span text:style-name="T1085">m<text:s/></text:span><text:span text:style-name="T1086">cí</text:span><text:span text:style-name="T1087">l</text:span><text:span text:style-name="T1088">e</text:span><text:span text:style-name="T1089">v</text:span><text:span text:style-name="T1090">ěd</text:span><text:span text:style-name="T1091">omost</text:span><text:span text:style-name="T1092">i fi</text:span><text:span text:style-name="T1093">r</text:span><text:span text:style-name="T1094">e</text:span><text:span text:style-name="T1095">mn</text:span><text:span text:style-name="T1096">í ide</text:span><text:span text:style-name="T1097">nt</text:span><text:span text:style-name="T1098">i</text:span><text:span text:style-name="T1099">ty<text:s/></text:span><text:span text:style-name="T1100">"</text:span><text:span text:style-name="T1101">pro</text:span></text:p>
      <text:p text:style-name="P1102"><text:span text:style-name="T1103">s</text:span><text:span text:style-name="T1104">ebe</text:span><text:span text:style-name="T1105">",<text:s/></text:span><text:span text:style-name="T1106">sou</text:span><text:span text:style-name="T1107">ča</text:span><text:span text:style-name="T1108">sn</text:span><text:span text:style-name="T1109">ě je a</text:span><text:span text:style-name="T1110">l</text:span><text:span text:style-name="T1111">e<text:s/></text:span><text:span text:style-name="T1112">z</text:span><text:span text:style-name="T1113">ej</text:span><text:span text:style-name="T1114">m</text:span><text:span text:style-name="T1115">é</text:span><text:span text:style-name="T1116">n</text:span><text:span text:style-name="T1117">a ide</text:span><text:span text:style-name="T1118">nt</text:span><text:span text:style-name="T1119">i</text:span><text:span text:style-name="T1120">tou<text:s/></text:span><text:span text:style-name="T1121">fi</text:span><text:span text:style-name="T1122">rmy<text:s/></text:span><text:span text:style-name="T1123">"</text:span><text:span text:style-name="T1124">pro<text:s/></text:span><text:span text:style-name="T1125">d</text:span><text:span text:style-name="T1126">ru</text:span><text:span text:style-name="T1127">hé</text:span><text:span text:style-name="T1128">".<text:s/></text:span><text:span text:style-name="T1129">I</text:span><text:span text:style-name="T1130">m</text:span><text:span text:style-name="T1131">age je<text:s/></text:span><text:span text:style-name="T1132">to</text:span><text:span text:style-name="T1133">,<text:s/></text:span><text:span text:style-name="T1134">jak fi</text:span><text:span text:style-name="T1135">rmu v</text:span><text:span text:style-name="T1136">idí<text:s/></text:span><text:span text:style-name="T1137">o</text:span><text:span text:style-name="T1138">k</text:span><text:span text:style-name="T1139">ol</text:span><text:span text:style-name="T1140">í</text:span><text:span text:style-name="T1141">,<text:s/></text:span><text:span text:style-name="T1142">t</text:span><text:span text:style-name="T1143">.</text:span><text:span text:style-name="T1144">j</text:span><text:span text:style-name="T1145">.</text:span></text:p>
      <text:p text:style-name="P1146"><text:span text:style-name="T1147">š</text:span><text:span text:style-name="T1148">i</text:span><text:span text:style-name="T1149">ro</text:span><text:span text:style-name="T1150">ká<text:s/></text:span><text:span text:style-name="T1151">v</text:span><text:span text:style-name="T1152">e</text:span><text:span text:style-name="T1153">ř</text:span><text:span text:style-name="T1154">ej</text:span><text:span text:style-name="T1155">nost</text:span><text:span text:style-name="T1156">,<text:s/></text:span><text:span text:style-name="T1157">z</text:span><text:span text:style-name="T1158">áka</text:span><text:span text:style-name="T1159">zn</text:span><text:span text:style-name="T1160">íci</text:span><text:span text:style-name="T1161">,<text:s/></text:span><text:span text:style-name="T1162">a</text:span><text:span text:style-name="T1163">l</text:span><text:span text:style-name="T1164">e i<text:s/></text:span><text:span text:style-name="T1165">n</text:span><text:span text:style-name="T1166">a</text:span><text:span text:style-name="T1167">př</text:span><text:span text:style-name="T1168">.<text:s/></text:span><text:span text:style-name="T1169">fi</text:span><text:span text:style-name="T1170">r</text:span><text:span text:style-name="T1171">e</text:span><text:span text:style-name="T1172">mn</text:span><text:span text:style-name="T1173">í<text:s/></text:span><text:span text:style-name="T1174">p</text:span><text:span text:style-name="T1175">a</text:span><text:span text:style-name="T1176">rtn</text:span><text:span text:style-name="T1177">e</text:span><text:span text:style-name="T1178">ř</text:span><text:span text:style-name="T1179">i<text:s/></text:span><text:span text:style-name="T1180">n</text:span><text:span text:style-name="T1181">eb</text:span><text:span text:style-name="T1182">o<text:s/></text:span><text:span text:style-name="T1183">i</text:span><text:span text:style-name="T1184">nv</text:span><text:span text:style-name="T1185">e</text:span><text:span text:style-name="T1186">stoř</text:span><text:span text:style-name="T1187">i</text:span><text:span text:style-name="T1188">.<text:s/></text:span><text:span text:style-name="T1189">F</text:span><text:span text:style-name="T1190">i</text:span><text:span text:style-name="T1191">r</text:span><text:span text:style-name="T1192">e</text:span><text:span text:style-name="T1193">mn</text:span><text:span text:style-name="T1194">í ide</text:span><text:span text:style-name="T1195">nt</text:span><text:span text:style-name="T1196">i</text:span><text:span text:style-name="T1197">t</text:span><text:span text:style-name="T1198">a b</text:span><text:span text:style-name="T1199">u</text:span><text:span text:style-name="T1200">d</text:span><text:span text:style-name="T1201">u</text:span><text:span text:style-name="T1202">je</text:span></text:p>
      <text:p text:style-name="P1203"><text:span text:style-name="T1204">fi</text:span><text:span text:style-name="T1205">r</text:span><text:span text:style-name="T1206">e</text:span><text:span text:style-name="T1207">mn</text:span><text:span text:style-name="T1208">í i</text:span><text:span text:style-name="T1209">m</text:span><text:span text:style-name="T1210">age a<text:s/></text:span><text:span text:style-name="T1211">můž</text:span><text:span text:style-name="T1212">e h</text:span><text:span text:style-name="T1213">o<text:s/></text:span><text:span text:style-name="T1214">dá</text:span><text:span text:style-name="T1215">l</text:span><text:span text:style-name="T1216">e<text:s/></text:span><text:span text:style-name="T1217">ovl</text:span><text:span text:style-name="T1218">i</text:span><text:span text:style-name="T1219">vňov</text:span><text:span text:style-name="T1220">a</text:span><text:span text:style-name="T1221">t</text:span><text:span text:style-name="T1222">.<text:s/></text:span><text:span text:style-name="T1223">V</text:span><text:span text:style-name="T1224">e<text:s/></text:span><text:span text:style-name="T1225">z</text:span><text:span text:style-name="T1226">k</text:span><text:span text:style-name="T1227">r</text:span><text:span text:style-name="T1228">a</text:span><text:span text:style-name="T1229">t</text:span><text:span text:style-name="T1230">ce</text:span><text:span text:style-name="T1231">:<text:s/></text:span><text:span text:style-name="T1232">F</text:span><text:span text:style-name="T1233">i</text:span><text:span text:style-name="T1234">r</text:span><text:span text:style-name="T1235">e</text:span><text:span text:style-name="T1236">mn</text:span><text:span text:style-name="T1237">í ide</text:span><text:span text:style-name="T1238">nt</text:span><text:span text:style-name="T1239">i</text:span><text:span text:style-name="T1240">t</text:span><text:span text:style-name="T1241">a je<text:s/></text:span><text:span text:style-name="T1242">to</text:span><text:span text:style-name="T1243">,<text:s/></text:span><text:span text:style-name="T1244">jaká fi</text:span><text:span text:style-name="T1245">rm</text:span><text:span text:style-name="T1246">a<text:s/></text:span><text:span text:style-name="T1247">chce</text:span></text:p>
      <text:p text:style-name="P1248"><text:span text:style-name="T1249">b</text:span><text:span text:style-name="T1250">ýt</text:span><text:span text:style-name="T1251">,<text:s/></text:span><text:span text:style-name="T1252">z</text:span><text:span text:style-name="T1253">a</text:span><text:span text:style-name="T1254">t</text:span><text:span text:style-name="T1255">í</text:span><text:span text:style-name="T1256">m</text:span><text:span text:style-name="T1257">c</text:span><text:span text:style-name="T1258">o<text:s/></text:span><text:span text:style-name="T1259">fi</text:span><text:span text:style-name="T1260">r</text:span><text:span text:style-name="T1261">e</text:span><text:span text:style-name="T1262">mn</text:span><text:span text:style-name="T1263">í i</text:span><text:span text:style-name="T1264">m</text:span><text:span text:style-name="T1265">age je<text:s/></text:span><text:span text:style-name="T1266">v</text:span><text:span text:style-name="T1267">e</text:span><text:span text:style-name="T1268">ř</text:span><text:span text:style-name="T1269">ej</text:span><text:span text:style-name="T1270">ný</text:span><text:span text:style-name="T1271">m<text:s/></text:span><text:span text:style-name="T1272">o</text:span><text:span text:style-name="T1273">b</text:span><text:span text:style-name="T1274">r</text:span><text:span text:style-name="T1275">a</text:span><text:span text:style-name="T1276">z</text:span><text:span text:style-name="T1277">em<text:s/></text:span><text:span text:style-name="T1278">t</text:span><text:span text:style-name="T1279">é</text:span><text:span text:style-name="T1280">to<text:s/></text:span><text:span text:style-name="T1281">ide</text:span><text:span text:style-name="T1282">nt</text:span><text:span text:style-name="T1283">i</text:span><text:span text:style-name="T1284">ty</text:span><text:span text:style-name="T1285">.</text:span></text:p>
      <text:p text:style-name="P1286"><text:span text:style-name="T1287">V</text:span><text:span text:style-name="T1288">r</text:span><text:span text:style-name="T1289">á</text:span><text:span text:style-name="T1290">t</text:span><text:span text:style-name="T1291">í</text:span><text:span text:style-name="T1292">m s</text:span><text:span text:style-name="T1293">e<text:s/></text:span><text:span text:style-name="T1294">zp</text:span><text:span text:style-name="T1295">ě</text:span><text:span text:style-name="T1296">t<text:s/></text:span><text:span text:style-name="T1297">k<text:s/></text:span><text:span text:style-name="T1298">rozl</text:span><text:span text:style-name="T1299">i</text:span><text:span text:style-name="T1300">š</text:span><text:span text:style-name="T1301">e</text:span><text:span text:style-name="T1302">n</text:span><text:span text:style-name="T1303">í ide</text:span><text:span text:style-name="T1304">nt</text:span><text:span text:style-name="T1305">i</text:span><text:span text:style-name="T1306">ty<text:s/></text:span><text:span text:style-name="T1307">"</text:span><text:span text:style-name="T1308">o so</text:span><text:span text:style-name="T1309">bě</text:span><text:span text:style-name="T1310">", "</text:span><text:span text:style-name="T1311">pro<text:s/></text:span><text:span text:style-name="T1312">d</text:span><text:span text:style-name="T1313">ru</text:span><text:span text:style-name="T1314">hé</text:span><text:span text:style-name="T1315">"<text:s/></text:span><text:span text:style-name="T1316">a<text:s/></text:span><text:span text:style-name="T1317">"</text:span><text:span text:style-name="T1318">pro s</text:span><text:span text:style-name="T1319">ebe</text:span><text:span text:style-name="T1320">" -<text:s/></text:span><text:span text:style-name="T1321">tyto můž</text:span><text:span text:style-name="T1322">e</text:span><text:span text:style-name="T1323">m</text:span><text:span text:style-name="T1324">e<text:s/></text:span><text:span text:style-name="T1325">nyn</text:span><text:span text:style-name="T1326">í</text:span></text:p>
      <text:p text:style-name="P1327"><text:span text:style-name="T1328">defi</text:span><text:span text:style-name="T1329">nov</text:span><text:span text:style-name="T1330">a</text:span><text:span text:style-name="T1331">t<text:s/></text:span><text:span text:style-name="T1332">jak</text:span><text:span text:style-name="T1333">o<text:s/></text:span><text:span text:style-name="T1334">jaká<text:s/></text:span><text:span text:style-name="T1335">or</text:span><text:span text:style-name="T1336">ga</text:span><text:span text:style-name="T1337">n</text:span><text:span text:style-name="T1338">i</text:span><text:span text:style-name="T1339">z</text:span><text:span text:style-name="T1340">ace je<text:s/></text:span><text:span text:style-name="T1341">(</text:span><text:span text:style-name="T1342">o so</text:span><text:span text:style-name="T1343">bě</text:span><text:span text:style-name="T1344">),<text:s/></text:span><text:span text:style-name="T1345">jaká chce b</text:span><text:span text:style-name="T1346">ýt<text:s/></text:span><text:span text:style-name="T1347">(</text:span><text:span text:style-name="T1348">pro s</text:span><text:span text:style-name="T1349">ebe</text:span><text:span text:style-name="T1350">)<text:s/></text:span><text:span text:style-name="T1351">a jak</text:span><text:span text:style-name="T1352">o<text:s/></text:span><text:span text:style-name="T1353">její fi</text:span><text:span text:style-name="T1354">r</text:span><text:span text:style-name="T1355">e</text:span><text:span text:style-name="T1356">mn</text:span><text:span text:style-name="T1357">í i</text:span><text:span text:style-name="T1358">m</text:span><text:span text:style-name="T1359">age</text:span></text:p>
      <text:p text:style-name="P1360"><text:span text:style-name="T1361">(</text:span><text:span text:style-name="T1362">pro<text:s/></text:span><text:span text:style-name="T1363">ji</text:span><text:span text:style-name="T1364">n</text:span><text:span text:style-name="T1365">é</text:span><text:span text:style-name="T1366">).</text:span></text:p>
      <text:p text:style-name="P1367"><text:span text:style-name="T1368">F</text:span><text:span text:style-name="T1369">i</text:span><text:span text:style-name="T1370">r</text:span><text:span text:style-name="T1371">e</text:span><text:span text:style-name="T1372">mn</text:span><text:span text:style-name="T1373">í ide</text:span><text:span text:style-name="T1374">nt</text:span><text:span text:style-name="T1375">i</text:span><text:span text:style-name="T1376">t</text:span><text:span text:style-name="T1377">a<text:s/></text:span><text:span text:style-name="T1378">m</text:span><text:span text:style-name="T1379">á<text:s/></text:span><text:span text:style-name="T1380">t</text:span><text:span text:style-name="T1381">aké<text:s/></text:span><text:span text:style-name="T1382">vl</text:span><text:span text:style-name="T1383">i</text:span><text:span text:style-name="T1384">v n</text:span><text:span text:style-name="T1385">a fi</text:span><text:span text:style-name="T1386">n</text:span><text:span text:style-name="T1387">a</text:span><text:span text:style-name="T1388">n</text:span><text:span text:style-name="T1389">č</text:span><text:span text:style-name="T1390">n</text:span><text:span text:style-name="T1391">í<text:s/></text:span><text:span text:style-name="T1392">st</text:span><text:span text:style-name="T1393">a</text:span><text:span text:style-name="T1394">v<text:s/></text:span><text:span text:style-name="T1395">fi</text:span><text:span text:style-name="T1396">rmy</text:span><text:span text:style-name="T1397">,<text:s/></text:span><text:span text:style-name="T1398">n</text:span><text:span text:style-name="T1399">a<text:s/></text:span><text:span text:style-name="T1400">pro</text:span><text:span text:style-name="T1401">d</text:span><text:span text:style-name="T1402">u</text:span><text:span text:style-name="T1403">k</text:span><text:span text:style-name="T1404">t</text:span><text:span text:style-name="T1405">i</text:span><text:span text:style-name="T1406">v</text:span><text:span text:style-name="T1407">i</text:span><text:span text:style-name="T1408">tu<text:s/></text:span><text:span text:style-name="T1409">a ch</text:span><text:span text:style-name="T1410">ov</text:span><text:span text:style-name="T1411">á</text:span><text:span text:style-name="T1412">n</text:span><text:span text:style-name="T1413">í<text:s/></text:span><text:span text:style-name="T1414">z</text:span><text:span text:style-name="T1415">a</text:span><text:span text:style-name="T1416">m</text:span><text:span text:style-name="T1417">ě</text:span><text:span text:style-name="T1418">stn</text:span><text:span text:style-name="T1419">a</text:span><text:span text:style-name="T1420">n</text:span><text:span text:style-name="T1421">c</text:span><text:span text:style-name="T1422">ů<text:s/></text:span><text:span text:style-name="T1423">a je</text:span></text:p>
      <text:p text:style-name="P1424"><text:span text:style-name="T1425">sou</text:span><text:span text:style-name="T1426">čá</text:span><text:span text:style-name="T1427">st</text:span><text:span text:style-name="T1428">í<text:s/></text:span><text:span text:style-name="T1429">př</text:span><text:span text:style-name="T1430">i</text:span><text:span text:style-name="T1431">roz</text:span><text:span text:style-name="T1432">e</text:span><text:span text:style-name="T1433">n</text:span><text:span text:style-name="T1434">éh</text:span><text:span text:style-name="T1435">o vývo</text:span><text:span text:style-name="T1436">je a<text:s/></text:span><text:span text:style-name="T1437">růsu<text:s/></text:span><text:span text:style-name="T1438">fi</text:span><text:span text:style-name="T1439">rmy</text:span><text:span text:style-name="T1440">.<text:s/></text:span><text:span text:style-name="T1441">D</text:span><text:span text:style-name="T1442">á</text:span><text:span text:style-name="T1443">l</text:span><text:span text:style-name="T1444">e<text:s/></text:span><text:span text:style-name="T1445">půso</text:span><text:span text:style-name="T1446">be</text:span><text:span text:style-name="T1447">n</text:span><text:span text:style-name="T1448">í fi</text:span><text:span text:style-name="T1449">r</text:span><text:span text:style-name="T1450">e</text:span><text:span text:style-name="T1451">mn</text:span><text:span text:style-name="T1452">í ide</text:span><text:span text:style-name="T1453">nt</text:span><text:span text:style-name="T1454">i</text:span><text:span text:style-name="T1455">ty t</text:span><text:span text:style-name="T1456">aké<text:s/></text:span><text:span text:style-name="T1457">můž</text:span><text:span text:style-name="T1458">e<text:s/></text:span><text:span text:style-name="T1459">n</text:span><text:span text:style-name="T1460">a</text:span><text:span text:style-name="T1461">pom</text:span><text:span text:style-name="T1462">áha</text:span><text:span text:style-name="T1463">t</text:span></text:p>
      <text:p text:style-name="P1464"><text:span text:style-name="T1465">k<text:s/></text:span><text:span text:style-name="T1466">vy</text:span><text:span text:style-name="T1467">b</text:span><text:span text:style-name="T1468">u</text:span><text:span text:style-name="T1469">d</text:span><text:span text:style-name="T1470">ov</text:span><text:span text:style-name="T1471">á</text:span><text:span text:style-name="T1472">n</text:span><text:span text:style-name="T1473">í<text:s/></text:span><text:span text:style-name="T1474">v</text:span><text:span text:style-name="T1475">a</text:span><text:span text:style-name="T1476">z</text:span><text:span text:style-name="T1477">eb<text:s/></text:span><text:span text:style-name="T1478">m</text:span><text:span text:style-name="T1479">e</text:span><text:span text:style-name="T1480">z</text:span><text:span text:style-name="T1481">i<text:s/></text:span><text:span text:style-name="T1482">pro</text:span><text:span text:style-name="T1483">d</text:span><text:span text:style-name="T1484">u</text:span><text:span text:style-name="T1485">k</text:span><text:span text:style-name="T1486">ty<text:s/></text:span><text:span text:style-name="T1487">a její</text:span><text:span text:style-name="T1488">m</text:span><text:span text:style-name="T1489">i d</text:span><text:span text:style-name="T1490">ru</text:span><text:span text:style-name="T1491">h</text:span><text:span text:style-name="T1492">y</text:span><text:span text:style-name="T1493">,<text:s/></text:span><text:span text:style-name="T1494">c</text:span><text:span text:style-name="T1495">ož<text:s/></text:span><text:span text:style-name="T1496">je d</text:span><text:span text:style-name="T1497">ůl</text:span><text:span text:style-name="T1498">e</text:span><text:span text:style-name="T1499">ž</text:span><text:span text:style-name="T1500">i</text:span><text:span text:style-name="T1501">t</text:span><text:span text:style-name="T1502">é</text:span><text:span text:style-name="T1503">,<text:s/></text:span><text:span text:style-name="T1504">kd</text:span><text:span text:style-name="T1505">yž n</text:span><text:span text:style-name="T1506">a</text:span><text:span text:style-name="T1507">př</text:span><text:span text:style-name="T1508">.<text:s/></text:span><text:span text:style-name="T1509">uv</text:span><text:span text:style-name="T1510">ádí</text:span><text:span text:style-name="T1511">m</text:span><text:span text:style-name="T1512">e<text:s/></text:span><text:span text:style-name="T1513">nový</text:span></text:p>
      <text:p text:style-name="P1514"><text:span text:style-name="T1515">pro</text:span><text:span text:style-name="T1516">d</text:span><text:span text:style-name="T1517">u</text:span><text:span text:style-name="T1518">k</text:span><text:span text:style-name="T1519">t n</text:span><text:span text:style-name="T1520">a<text:s/></text:span><text:span text:style-name="T1521">tr</text:span><text:span text:style-name="T1522">h</text:span><text:span text:style-name="T1523">.<text:s/></text:span><text:span text:style-name="T1524">V<text:s/></text:span><text:span text:style-name="T1525">poz</text:span><text:span text:style-name="T1526">i</text:span><text:span text:style-name="T1527">t</text:span><text:span text:style-name="T1528">i</text:span><text:span text:style-name="T1529">vn</text:span><text:span text:style-name="T1530">í</text:span><text:span text:style-name="T1531">m př</text:span><text:span text:style-name="T1532">í</text:span><text:span text:style-name="T1533">p</text:span><text:span text:style-name="T1534">adě<text:s/></text:span><text:span text:style-name="T1535">zvyšu</text:span><text:span text:style-name="T1536">je<text:s/></text:span><text:span text:style-name="T1537">stup</text:span><text:span text:style-name="T1538">e</text:span><text:span text:style-name="T1539">ň zn</text:span><text:span text:style-name="T1540">á</text:span><text:span text:style-name="T1541">most</text:span><text:span text:style-name="T1542">i<text:s/></text:span><text:span text:style-name="T1543">zn</text:span><text:span text:style-name="T1544">ačk</text:span><text:span text:style-name="T1545">y<text:s/></text:span><text:span text:style-name="T1546">a b</text:span><text:span text:style-name="T1547">u</text:span><text:span text:style-name="T1548">d</text:span><text:span text:style-name="T1549">u</text:span><text:span text:style-name="T1550">je její<text:s/></text:span><text:span text:style-name="T1551">oso</text:span><text:span text:style-name="T1552">b</text:span><text:span text:style-name="T1553">nost<text:s/></text:span><text:span text:style-name="T1554">a</text:span></text:p>
      <text:soft-page-break/>
      <text:p text:style-name="P1555"><text:span text:style-name="T1556">rozpozn</text:span><text:span text:style-name="T1557">a</text:span><text:span text:style-name="T1558">t</text:span><text:span text:style-name="T1559">e</text:span><text:span text:style-name="T1560">lnost m</text:span><text:span text:style-name="T1561">e</text:span><text:span text:style-name="T1562">z</text:span><text:span text:style-name="T1563">i<text:s/></text:span><text:span text:style-name="T1564">ost</text:span><text:span text:style-name="T1565">a</text:span><text:span text:style-name="T1566">tn</text:span><text:span text:style-name="T1567">í</text:span><text:span text:style-name="T1568">m</text:span><text:span text:style-name="T1569">i<text:s/></text:span><text:span text:style-name="T1570">pro</text:span><text:span text:style-name="T1571">d</text:span><text:span text:style-name="T1572">u</text:span><text:span text:style-name="T1573">k</text:span><text:span text:style-name="T1574">ty ost</text:span><text:span text:style-name="T1575">a</text:span><text:span text:style-name="T1576">tn</text:span><text:span text:style-name="T1577">ích<text:s/></text:span><text:span text:style-name="T1578">zn</text:span><text:span text:style-name="T1579">aček<text:s/></text:span><text:span text:style-name="T1580">v r</text:span><text:span text:style-name="T1581">egá</text:span><text:span text:style-name="T1582">lu</text:span><text:span text:style-name="T1583">.<text:s/></text:span><text:span text:style-name="T1584">D</text:span><text:span text:style-name="T1585">o</text:span><text:span text:style-name="T1586">b</text:span><text:span text:style-name="T1587">rý<text:s/></text:span><text:span text:style-name="T1588">i</text:span><text:span text:style-name="T1589">m</text:span><text:span text:style-name="T1590">age<text:s/></text:span><text:span text:style-name="T1591">zn</text:span><text:span text:style-name="T1592">ačk</text:span><text:span text:style-name="T1593">y<text:s/></text:span><text:span text:style-name="T1594">je</text:span></text:p>
      <text:p text:style-name="P1595"><text:span text:style-name="T1596">s</text:span><text:span text:style-name="T1597">ch</text:span><text:span text:style-name="T1598">opný zn</text:span><text:span text:style-name="T1599">ačk</text:span><text:span text:style-name="T1600">u m</text:span><text:span text:style-name="T1601">e</text:span><text:span text:style-name="T1602">z</text:span><text:span text:style-name="T1603">i<text:s/></text:span><text:span text:style-name="T1604">š</text:span><text:span text:style-name="T1605">i</text:span><text:span text:style-name="T1606">ro</text:span><text:span text:style-name="T1607">k</text:span><text:span text:style-name="T1608">ou m</text:span><text:span text:style-name="T1609">a</text:span><text:span text:style-name="T1610">sou vn</text:span><text:span text:style-name="T1611">é</text:span><text:span text:style-name="T1612">st<text:s/></text:span><text:span text:style-name="T1613">d</text:span><text:span text:style-name="T1614">o popul</text:span><text:span text:style-name="T1615">a</text:span><text:span text:style-name="T1616">r</text:span><text:span text:style-name="T1617">i</text:span><text:span text:style-name="T1618">ty<text:s/></text:span><text:span text:style-name="T1619">a<text:s/></text:span><text:span text:style-name="T1620">r</text:span><text:span text:style-name="T1621">e</text:span><text:span text:style-name="T1622">l</text:span><text:span text:style-name="T1623">e</text:span><text:span text:style-name="T1624">v</text:span><text:span text:style-name="T1625">a</text:span><text:span text:style-name="T1626">n</text:span><text:span text:style-name="T1627">ce</text:span><text:span text:style-name="T1628">.<text:s/></text:span><text:span text:style-name="T1629">U</text:span><text:span text:style-name="T1630">r</text:span><text:span text:style-name="T1631">ba</text:span><text:span text:style-name="T1632">n<text:s/></text:span><text:span text:style-name="T1633">(2014)</text:span></text:p>
      <text:p text:style-name="P1634"><text:span text:style-name="T1635">z</text:span><text:span text:style-name="T1636">d</text:span><text:span text:style-name="T1637">ůr</text:span><text:span text:style-name="T1638">a</text:span><text:span text:style-name="T1639">zňu</text:span><text:span text:style-name="T1640">je<text:s/></text:span><text:span text:style-name="T1641">po</text:span><text:span text:style-name="T1642">d</text:span><text:span text:style-name="T1643">st</text:span><text:span text:style-name="T1644">a</text:span><text:span text:style-name="T1645">tu v</text:span><text:span text:style-name="T1646">i</text:span><text:span text:style-name="T1647">zu</text:span><text:span text:style-name="T1648">á</text:span><text:span text:style-name="T1649">ln</text:span><text:span text:style-name="T1650">í fi</text:span><text:span text:style-name="T1651">r</text:span><text:span text:style-name="T1652">e</text:span><text:span text:style-name="T1653">mn</text:span><text:span text:style-name="T1654">í ide</text:span><text:span text:style-name="T1655">nt</text:span><text:span text:style-name="T1656">i</text:span><text:span text:style-name="T1657">ty pro<text:s/></text:span><text:span text:style-name="T1658">fi</text:span><text:span text:style-name="T1659">rmy n</text:span><text:span text:style-name="T1660">a<text:s/></text:span><text:span text:style-name="T1661">vyso</text:span><text:span text:style-name="T1662">ce k</text:span><text:span text:style-name="T1663">on</text:span><text:span text:style-name="T1664">k</text:span><text:span text:style-name="T1665">ur</text:span><text:span text:style-name="T1666">e</text:span><text:span text:style-name="T1667">n</text:span><text:span text:style-name="T1668">č</text:span><text:span text:style-name="T1669">n</text:span><text:span text:style-name="T1670">ích<text:s/></text:span><text:span text:style-name="T1671">trz</text:span><text:span text:style-name="T1672">ích</text:span><text:span text:style-name="T1673">,<text:s/></text:span><text:span text:style-name="T1674">kde je</text:span></text:p>
      <text:p text:style-name="P1675"><text:span text:style-name="T1676">dife</text:span><text:span text:style-name="T1677">r</text:span><text:span text:style-name="T1678">e</text:span><text:span text:style-name="T1679">n</text:span><text:span text:style-name="T1680">ciace<text:s/></text:span><text:span text:style-name="T1681">pro</text:span><text:span text:style-name="T1682">d</text:span><text:span text:style-name="T1683">u</text:span><text:span text:style-name="T1684">k</text:span><text:span text:style-name="T1685">tů<text:s/></text:span><text:span text:style-name="T1686">d</text:span><text:span text:style-name="T1687">ůl</text:span><text:span text:style-name="T1688">e</text:span><text:span text:style-name="T1689">ž</text:span><text:span text:style-name="T1690">i</text:span><text:span text:style-name="T1691">tou sou</text:span><text:span text:style-name="T1692">čá</text:span><text:span text:style-name="T1693">st</text:span><text:span text:style-name="T1694">í<text:s/></text:span><text:span text:style-name="T1695">str</text:span><text:span text:style-name="T1696">a</text:span><text:span text:style-name="T1697">t</text:span><text:span text:style-name="T1698">egie fi</text:span><text:span text:style-name="T1699">rmy</text:span><text:span text:style-name="T1700">.</text:span></text:p>
      <text:p text:style-name="P1701"><text:span text:style-name="T1702">V<text:s/></text:span><text:span text:style-name="T1703">posl</text:span><text:span text:style-name="T1704">ed</text:span><text:span text:style-name="T1705">n</text:span><text:span text:style-name="T1706">ích<text:s/></text:span><text:span text:style-name="T1707">l</text:span><text:span text:style-name="T1708">e</text:span><text:span text:style-name="T1709">t</text:span><text:span text:style-name="T1710">ech<text:s/></text:span><text:span text:style-name="T1711">s</text:span><text:span text:style-name="T1712">e<text:s/></text:span><text:span text:style-name="T1713">tr</text:span><text:span text:style-name="T1714">e</text:span><text:span text:style-name="T1715">n</text:span><text:span text:style-name="T1716">d fi</text:span><text:span text:style-name="T1717">r</text:span><text:span text:style-name="T1718">e</text:span><text:span text:style-name="T1719">mn</text:span><text:span text:style-name="T1720">í ide</text:span><text:span text:style-name="T1721">nt</text:span><text:span text:style-name="T1722">i</text:span><text:span text:style-name="T1723">ty posouv</text:span><text:span text:style-name="T1724">á<text:s/></text:span><text:span text:style-name="T1725">sm</text:span><text:span text:style-name="T1726">ě</text:span><text:span text:style-name="T1727">r</text:span><text:span text:style-name="T1728">e</text:span><text:span text:style-name="T1729">m<text:s/></text:span><text:span text:style-name="T1730">k jed</text:span><text:span text:style-name="T1731">no</text:span><text:span text:style-name="T1732">d</text:span><text:span text:style-name="T1733">u</text:span><text:span text:style-name="T1734">ch</text:span><text:span text:style-name="T1735">ost</text:span><text:span text:style-name="T1736">i</text:span><text:span text:style-name="T1737">,<text:s/></text:span><text:span text:style-name="T1738">c</text:span><text:span text:style-name="T1739">ož<text:s/></text:span><text:span text:style-name="T1740">je</text:span></text:p>
      <text:p text:style-name="P1741"><text:span text:style-name="T1742">umo</text:span><text:span text:style-name="T1743">c</text:span><text:span text:style-name="T1744">n</text:span><text:span text:style-name="T1745">ě</text:span><text:span text:style-name="T1746">no<text:s/></text:span><text:span text:style-name="T1747">b</text:span><text:span text:style-name="T1748">o</text:span><text:span text:style-name="T1749">je</text:span><text:span text:style-name="T1750">m o pozornost v ry</text:span><text:span text:style-name="T1751">ch</text:span><text:span text:style-name="T1752">l</text:span><text:span text:style-name="T1753">é</text:span><text:span text:style-name="T1754">m sv</text:span><text:span text:style-name="T1755">ě</text:span><text:span text:style-name="T1756">t</text:span><text:span text:style-name="T1757">ě</text:span><text:span text:style-name="T1758">,<text:s/></text:span><text:span text:style-name="T1759">kde je<text:s/></text:span><text:span text:style-name="T1760">nutnost<text:s/></text:span><text:span text:style-name="T1761">b</text:span><text:span text:style-name="T1762">ýt rozpozn</text:span><text:span text:style-name="T1763">a</text:span><text:span text:style-name="T1764">t</text:span><text:span text:style-name="T1765">e</text:span><text:span text:style-name="T1766">lný<text:s/></text:span><text:span text:style-name="T1767">běhe</text:span><text:span text:style-name="T1768">m</text:span></text:p>
      <text:p text:style-name="P1769"><text:span text:style-name="T1770">zlom</text:span><text:span text:style-name="T1771">k</text:span><text:span text:style-name="T1772">u vt</text:span><text:span text:style-name="T1773">e</text:span><text:span text:style-name="T1774">ř</text:span><text:span text:style-name="T1775">i</text:span><text:span text:style-name="T1776">ny</text:span><text:span text:style-name="T1777">.<text:s/></text:span><text:span text:style-name="T1778">P</text:span><text:span text:style-name="T1779">ro v</text:span><text:span text:style-name="T1780">e</text:span><text:span text:style-name="T1781">l</text:span><text:span text:style-name="T1782">iké<text:s/></text:span><text:span text:style-name="T1783">n</text:span><text:span text:style-name="T1784">ad</text:span><text:span text:style-name="T1785">n</text:span><text:span text:style-name="T1786">á</text:span><text:span text:style-name="T1787">ro</text:span><text:span text:style-name="T1788">d</text:span><text:span text:style-name="T1789">n</text:span><text:span text:style-name="T1790">í<text:s/></text:span><text:span text:style-name="T1791">zn</text:span><text:span text:style-name="T1792">ačk</text:span><text:span text:style-name="T1793">y<text:s/></text:span><text:span text:style-name="T1794">je jejich ide</text:span><text:span text:style-name="T1795">nt</text:span><text:span text:style-name="T1796">i</text:span><text:span text:style-name="T1797">t</text:span><text:span text:style-name="T1798">a ča</text:span><text:span text:style-name="T1799">sto to n</text:span><text:span text:style-name="T1800">ejd</text:span><text:span text:style-name="T1801">ůl</text:span><text:span text:style-name="T1802">e</text:span><text:span text:style-name="T1803">ž</text:span><text:span text:style-name="T1804">i</text:span><text:span text:style-name="T1805">t</text:span><text:span text:style-name="T1806">ěj</text:span><text:span text:style-name="T1807">š</text:span><text:span text:style-name="T1808">í</text:span><text:span text:style-name="T1809">,<text:s/></text:span><text:span text:style-name="T1810">c</text:span><text:span text:style-name="T1811">o m</text:span><text:span text:style-name="T1812">ají</text:span><text:span text:style-name="T1813">.</text:span></text:p>
      <text:p text:style-name="P1814"><text:span text:style-name="T1815">L</text:span><text:span text:style-name="T1816">idi<text:s/></text:span><text:span text:style-name="T1817">tuto<text:s/></text:span><text:span text:style-name="T1818">ide</text:span><text:span text:style-name="T1819">nt</text:span><text:span text:style-name="T1820">i</text:span><text:span text:style-name="T1821">tu zn</text:span><text:span text:style-name="T1822">ají a<text:s/></text:span><text:span text:style-name="T1823">spo</text:span><text:span text:style-name="T1824">j</text:span><text:span text:style-name="T1825">u</text:span><text:span text:style-name="T1826">jí<text:s/></text:span><text:span text:style-name="T1827">s</text:span><text:span text:style-name="T1828">i<text:s/></text:span><text:span text:style-name="T1829">s n</text:span><text:span text:style-name="T1830">í d</text:span><text:span text:style-name="T1831">o</text:span><text:span text:style-name="T1832">b</text:span><text:span text:style-name="T1833">r</text:span><text:span text:style-name="T1834">é<text:s/></text:span><text:span text:style-name="T1835">v</text:span><text:span text:style-name="T1836">ěci</text:span><text:span text:style-name="T1837">,<text:s/></text:span><text:span text:style-name="T1838">c</text:span><text:span text:style-name="T1839">ož př</text:span><text:span text:style-name="T1840">i</text:span><text:span text:style-name="T1841">roz</text:span><text:span text:style-name="T1842">e</text:span><text:span text:style-name="T1843">n</text:span><text:span text:style-name="T1844">ě<text:s/></text:span><text:span text:style-name="T1845">ovl</text:span><text:span text:style-name="T1846">i</text:span><text:span text:style-name="T1847">vňu</text:span><text:span text:style-name="T1848">je jejich<text:s/></text:span><text:span text:style-name="T1849">t</text:span><text:span text:style-name="T1850">e</text:span><text:span text:style-name="T1851">n</text:span><text:span text:style-name="T1852">de</text:span><text:span text:style-name="T1853">n</text:span><text:span text:style-name="T1854">ce<text:s/></text:span><text:span text:style-name="T1855">n</text:span><text:span text:style-name="T1856">a</text:span><text:span text:style-name="T1857">př</text:span><text:span text:style-name="T1858">.</text:span></text:p>
      <text:p text:style-name="P1859"><text:span text:style-name="T1860">př</text:span><text:span text:style-name="T1861">i<text:s/></text:span><text:span text:style-name="T1862">n</text:span><text:span text:style-name="T1863">ák</text:span><text:span text:style-name="T1864">up</text:span><text:span text:style-name="T1865">ech</text:span><text:span text:style-name="T1866">.<text:s/></text:span><text:span text:style-name="T1867">S</text:span><text:span text:style-name="T1868">t</text:span><text:span text:style-name="T1869">ačí<text:s/></text:span><text:span text:style-name="T1870">n</text:span><text:span text:style-name="T1871">ic</text:span><text:span text:style-name="T1872">m</text:span><text:span text:style-name="T1873">é</text:span><text:span text:style-name="T1874">n</text:span><text:span text:style-name="T1875">ě jed</text:span><text:span text:style-name="T1876">no šp</text:span><text:span text:style-name="T1877">a</text:span><text:span text:style-name="T1878">tn</text:span><text:span text:style-name="T1879">é<text:s/></text:span><text:span text:style-name="T1880">roz</text:span><text:span text:style-name="T1881">h</text:span><text:span text:style-name="T1882">o</text:span><text:span text:style-name="T1883">d</text:span><text:span text:style-name="T1884">nut</text:span><text:span text:style-name="T1885">í<text:s/></text:span><text:span text:style-name="T1886">n</text:span><text:span text:style-name="T1887">eb</text:span><text:span text:style-name="T1888">o<text:s/></text:span><text:span text:style-name="T1889">k</text:span><text:span text:style-name="T1890">ro</text:span><text:span text:style-name="T1891">k<text:s/></text:span><text:span text:style-name="T1892">v</text:span><text:span text:style-name="T1893">ed</text:span><text:span text:style-name="T1894">l</text:span><text:span text:style-name="T1895">e a<text:s/></text:span><text:span text:style-name="T1896">vl</text:span><text:span text:style-name="T1897">íd</text:span><text:span text:style-name="T1898">n</text:span><text:span text:style-name="T1899">é<text:s/></text:span><text:span text:style-name="T1900">spo</text:span><text:span text:style-name="T1901">ji</text:span><text:span text:style-name="T1902">tost</text:span><text:span text:style-name="T1903">i<text:s/></text:span><text:span text:style-name="T1904">s</text:span></text:p>
      <text:p text:style-name="P1905"><text:span text:style-name="T1906">ide</text:span><text:span text:style-name="T1907">nt</text:span><text:span text:style-name="T1908">i</text:span><text:span text:style-name="T1909">tou s</text:span><text:span text:style-name="T1910">e d</text:span><text:span text:style-name="T1911">o</text:span><text:span text:style-name="T1912">ká</text:span><text:span text:style-name="T1913">žou př</text:span><text:span text:style-name="T1914">e</text:span><text:span text:style-name="T1915">m</text:span><text:span text:style-name="T1916">ě</text:span><text:span text:style-name="T1917">n</text:span><text:span text:style-name="T1918">i</text:span><text:span text:style-name="T1919">t v n</text:span><text:span text:style-name="T1920">e</text:span><text:span text:style-name="T1921">n</text:span><text:span text:style-name="T1922">á</text:span><text:span text:style-name="T1923">v</text:span><text:span text:style-name="T1924">i</text:span><text:span text:style-name="T1925">st</text:span><text:span text:style-name="T1926">,<text:s/></text:span><text:span text:style-name="T1927">k</text:span><text:span text:style-name="T1928">t</text:span><text:span text:style-name="T1929">e</text:span><text:span text:style-name="T1930">r</text:span><text:span text:style-name="T1931">á<text:s/></text:span><text:span text:style-name="T1932">s</text:span><text:span text:style-name="T1933">e<text:s/></text:span><text:span text:style-name="T1934">š</text:span><text:span text:style-name="T1935">í</text:span><text:span text:style-name="T1936">ř</text:span><text:span text:style-name="T1937">í<text:s/></text:span><text:span text:style-name="T1938">n</text:span><text:span text:style-name="T1939">á</text:span><text:span text:style-name="T1940">so</text:span><text:span text:style-name="T1941">b</text:span><text:span text:style-name="T1942">n</text:span><text:span text:style-name="T1943">ě<text:s/></text:span><text:span text:style-name="T1944">ry</text:span><text:span text:style-name="T1945">ch</text:span><text:span text:style-name="T1946">l</text:span><text:span text:style-name="T1947">eji<text:s/></text:span><text:span text:style-name="T1948">n</text:span><text:span text:style-name="T1949">e</text:span><text:span text:style-name="T1950">ž<text:s/></text:span><text:span text:style-name="T1951">d</text:span><text:span text:style-name="T1952">o</text:span><text:span text:style-name="T1953">b</text:span><text:span text:style-name="T1954">r</text:span><text:span text:style-name="T1955">é<text:s/></text:span><text:span text:style-name="T1956">zpr</text:span><text:span text:style-name="T1957">á</text:span><text:span text:style-name="T1958">vy</text:span><text:span text:style-name="T1959">.</text:span></text:p>
      <text:p text:style-name="P1960"><text:span text:style-name="T1961">F</text:span><text:span text:style-name="T1962">i</text:span><text:span text:style-name="T1963">r</text:span><text:span text:style-name="T1964">e</text:span><text:span text:style-name="T1965">mn</text:span><text:span text:style-name="T1966">í ide</text:span><text:span text:style-name="T1967">nt</text:span><text:span text:style-name="T1968">i</text:span><text:span text:style-name="T1969">t</text:span><text:span text:style-name="T1970">a je<text:s/></text:span><text:span text:style-name="T1971">n</text:span><text:span text:style-name="T1972">á</text:span><text:span text:style-name="T1973">stro</text:span><text:span text:style-name="T1974">je</text:span><text:span text:style-name="T1975">m<text:s/></text:span><text:span text:style-name="T1976">b</text:span><text:span text:style-name="T1977">u</text:span><text:span text:style-name="T1978">d</text:span><text:span text:style-name="T1979">ov</text:span><text:span text:style-name="T1980">á</text:span><text:span text:style-name="T1981">n</text:span><text:span text:style-name="T1982">í i</text:span><text:span text:style-name="T1983">m</text:span><text:span text:style-name="T1984">age<text:s/></text:span><text:span text:style-name="T1985">-<text:s/></text:span><text:span text:style-name="T1986">v</text:span><text:span text:style-name="T1987">e<text:s/></text:span><text:span text:style-name="T1988">smyslu vš</text:span><text:span text:style-name="T1989">ech<text:s/></text:span><text:span text:style-name="T1990">pro</text:span><text:span text:style-name="T1991">je</text:span><text:span text:style-name="T1992">vů<text:s/></text:span><text:span text:style-name="T1993">fi</text:span><text:span text:style-name="T1994">rmy o</text:span><text:span text:style-name="T1995">d<text:s/></text:span><text:span text:style-name="T1996">v</text:span><text:span text:style-name="T1997">i</text:span><text:span text:style-name="T1998">zu</text:span><text:span text:style-name="T1999">á</text:span><text:span text:style-name="T2000">ln</text:span><text:span text:style-name="T2001">í</text:span></text:p>
      <text:p text:style-name="P2002"><text:span text:style-name="T2003">pr</text:span><text:span text:style-name="T2004">e</text:span><text:span text:style-name="T2005">z</text:span><text:span text:style-name="T2006">e</text:span><text:span text:style-name="T2007">nt</text:span><text:span text:style-name="T2008">ace<text:s/></text:span><text:span text:style-name="T2009">př</text:span><text:span text:style-name="T2010">e</text:span><text:span text:style-name="T2011">s<text:s/></text:span><text:span text:style-name="T2012">k</text:span><text:span text:style-name="T2013">omun</text:span><text:span text:style-name="T2014">ikaci</text:span><text:span text:style-name="T2015">,<text:s/></text:span><text:span text:style-name="T2016">o</text:span><text:span text:style-name="T2017">d ch</text:span><text:span text:style-name="T2018">ov</text:span><text:span text:style-name="T2019">á</text:span><text:span text:style-name="T2020">n</text:span><text:span text:style-name="T2021">í<text:s/></text:span><text:span text:style-name="T2022">z</text:span><text:span text:style-name="T2023">a</text:span><text:span text:style-name="T2024">m</text:span><text:span text:style-name="T2025">ě</text:span><text:span text:style-name="T2026">stn</text:span><text:span text:style-name="T2027">a</text:span><text:span text:style-name="T2028">n</text:span><text:span text:style-name="T2029">c</text:span><text:span text:style-name="T2030">ů<text:s/></text:span><text:span text:style-name="T2031">a</text:span><text:span text:style-name="T2032">ž po pro</text:span><text:span text:style-name="T2033">d</text:span><text:span text:style-name="T2034">u</text:span><text:span text:style-name="T2035">k</text:span><text:span text:style-name="T2036">t<text:s/></text:span><text:span text:style-name="T2037">či<text:s/></text:span><text:span text:style-name="T2038">služ</text:span><text:span text:style-name="T2039">b</text:span><text:span text:style-name="T2040">u</text:span><text:span text:style-name="T2041">.<text:s/></text:span><text:span text:style-name="T2042">M</text:span><text:span text:style-name="T2043">ě</text:span><text:span text:style-name="T2044">lo<text:s/></text:span><text:span text:style-name="T2045">b</text:span><text:span text:style-name="T2046">y<text:s/></text:span><text:span text:style-name="T2047">jí</text:span><text:span text:style-name="T2048">t o</text:span></text:p>
      <text:p text:style-name="P2049"><text:span text:style-name="T2050">u</text:span><text:span text:style-name="T2051">ce</text:span><text:span text:style-name="T2052">l</text:span><text:span text:style-name="T2053">e</text:span><text:span text:style-name="T2054">ný<text:s/></text:span><text:span text:style-name="T2055">a<text:s/></text:span><text:span text:style-name="T2056">promyšl</text:span><text:span text:style-name="T2057">e</text:span><text:span text:style-name="T2058">ný syst</text:span><text:span text:style-name="T2059">é</text:span><text:span text:style-name="T2060">m</text:span><text:span text:style-name="T2061">,<text:s/></text:span><text:span text:style-name="T2062">ha</text:span><text:span text:style-name="T2063">rmon</text:span><text:span text:style-name="T2064">i</text:span><text:span text:style-name="T2065">zu</text:span><text:span text:style-name="T2066">jící<text:s/></text:span><text:span text:style-name="T2067">vš</text:span><text:span text:style-name="T2068">ech</text:span><text:span text:style-name="T2069">ny uv</text:span><text:span text:style-name="T2070">ede</text:span><text:span text:style-name="T2071">n</text:span><text:span text:style-name="T2072">é<text:s/></text:span><text:span text:style-name="T2073">vzt</text:span><text:span text:style-name="T2074">ah</text:span><text:span text:style-name="T2075">y<text:s/></text:span><text:span text:style-name="T2076">a<text:s/></text:span><text:span text:style-name="T2077">v</text:span><text:span text:style-name="T2078">a</text:span><text:span text:style-name="T2079">z</text:span><text:span text:style-name="T2080">b</text:span><text:span text:style-name="T2081">y</text:span><text:span text:style-name="T2082">.</text:span></text:p>
      <text:p text:style-name="Normální"><text:span text:style-name="T2083">Z</text:span><text:span text:style-name="T2084">d</text:span><text:span text:style-name="T2085">ro</text:span><text:span text:style-name="T2086">j</text:span><text:span text:style-name="T2087">:<text:s/></text:span><text:span text:style-name="T2088">V</text:span><text:span text:style-name="T2089">ys</text:span><text:span text:style-name="T2090">ekal</text:span><text:span text:style-name="T2091">ov</text:span><text:span text:style-name="T2092">á</text:span><text:span text:style-name="T2093">,<text:s/></text:span><text:span text:style-name="T2094">M</text:span><text:span text:style-name="T2095">ike</text:span><text:span text:style-name="T2096">š</text:span><text:span text:style-name="T2097">,<text:s/></text:span><text:span text:style-name="T2098">B</text:span><text:span text:style-name="T2099">i</text:span><text:span text:style-name="T2100">n</text:span><text:span text:style-name="T2101">a</text:span><text:span text:style-name="T2102">r</text:span><text:span text:style-name="T2103">:<text:s/></text:span><text:span text:style-name="T2104">I</text:span><text:span text:style-name="T2105">m</text:span><text:span text:style-name="T2106">age a fi</text:span><text:span text:style-name="T2107">r</text:span><text:span text:style-name="T2108">e</text:span><text:span text:style-name="T2109">mn</text:span><text:span text:style-name="T2110">í ide</text:span><text:span text:style-name="T2111">nt</text:span><text:span text:style-name="T2112">i</text:span><text:span text:style-name="T2113">t</text:span><text:span text:style-name="T2114">a<text:s/></text:span><text:span text:style-name="T2115">- 2.<text:s/></text:span><text:span text:style-name="T2116">vy</text:span><text:span text:style-name="T2117">dá</text:span><text:span text:style-name="T2118">n</text:span><text:span text:style-name="T2119">í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3Font_0" svg:font-family="T3Font_0" style:font-family-generic="swiss" svg:panose-1="0 0 0 0 0 0 0 0 0 0"/>
    <style:font-face style:name="T3Font_1" svg:font-family="T3Font_1" style:font-family-generic="swiss" svg:panose-1="0 0 0 0 0 0 0 0 0 0"/>
    <style:font-face style:name="T3Font_2" svg:font-family="T3Font_2" style:font-family-generic="swiss" svg:panose-1="0 0 0 0 0 0 0 0 0 0"/>
    <style:font-face style:name="T3Font_3" svg:font-family="T3Font_3" style:font-family-generic="swiss" svg:panose-1="0 0 0 0 0 0 0 0 0 0"/>
    <style:font-face style:name="T3Font_4" svg:font-family="T3Font_4" style:font-family-generic="swiss" svg:panose-1="0 0 0 0 0 0 0 0 0 0"/>
    <style:font-face style:name="T3Font_5" svg:font-family="T3Font_5" style:font-family-generic="swiss" svg:panose-1="0 0 0 0 0 0 0 0 0 0"/>
    <style:font-face style:name="T3Font_6" svg:font-family="T3Font_6" style:font-family-generic="swiss" svg:panose-1="0 0 0 0 0 0 0 0 0 0"/>
    <style:font-face style:name="T3Font_7" svg:font-family="T3Font_7" style:font-family-generic="swiss" svg:panose-1="0 0 0 0 0 0 0 0 0 0"/>
    <style:font-face style:name="T3Font_9" svg:font-family="T3Font_9" style:font-family-generic="swiss" svg:panose-1="0 0 0 0 0 0 0 0 0 0"/>
    <style:font-face style:name="T3Font_10" svg:font-family="T3Font_10" style:font-family-generic="swiss" svg:panose-1="0 0 0 0 0 0 0 0 0 0"/>
    <style:font-face style:name="T3Font_11" svg:font-family="T3Font_11" style:font-family-generic="swiss" svg:panose-1="0 0 0 0 0 0 0 0 0 0"/>
    <style:font-face style:name="T3Font_12" svg:font-family="T3Font_12" style:font-family-generic="swiss" svg:panose-1="0 0 0 0 0 0 0 0 0 0"/>
    <style:font-face style:name="T3Font_8" svg:font-family="T3Font_8" style:font-family-generic="swiss" svg:panose-1="0 0 0 0 0 0 0 0 0 0"/>
    <style:font-face style:name="T3Font_13" svg:font-family="T3Font_13" style:font-family-generic="swiss" svg:panose-1="0 0 0 0 0 0 0 0 0 0"/>
    <style:font-face style:name="T3Font_14" svg:font-family="T3Font_14" style:font-family-generic="swiss" svg:panose-1="0 0 0 0 0 0 0 0 0 0"/>
    <style:font-face style:name="T3Font_15" svg:font-family="T3Font_15" style:font-family-generic="swiss" svg:panose-1="0 0 0 0 0 0 0 0 0 0"/>
    <style:font-face style:name="T3Font_16" svg:font-family="T3Font_16" style:font-family-generic="swiss" svg:panose-1="0 0 0 0 0 0 0 0 0 0"/>
    <style:font-face style:name="T3Font_17" svg:font-family="T3Font_17" style:font-family-generic="swiss" svg:panose-1="0 0 0 0 0 0 0 0 0 0"/>
    <style:font-face style:name="T3Font_19" svg:font-family="T3Font_19" style:font-family-generic="swiss" svg:panose-1="0 0 0 0 0 0 0 0 0 0"/>
    <style:font-face style:name="T3Font_20" svg:font-family="T3Font_20" style:font-family-generic="swiss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y1" style:display-name="Nadpisy1" style:family="paragraph" style:parent-style-name="Nadpis1" style:next-style-name="Nadpis1" style:default-outline-level="1">
      <style:paragraph-properties fo:margin-left="0.3937in" fo:text-indent="-0.3152in">
        <style:tab-stops>
          <style:tab-stop style:type="left" style:position="0.1062in"/>
        </style:tab-stops>
      </style:paragraph-properties>
      <style:text-properties style:font-name="Times New Roman" fo:font-weight="bold" style:font-weight-asian="bold" fo:hyphenate="false"/>
    </style:style>
    <style:style style:name="Normální" style:display-name="Normální" style:family="paragraph">
      <style:text-properties fo:hyphenate="false"/>
    </style: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rdnípísmoodstavce" style:display-name="Standardní písmo odstavce" style:family="text"/>
    <style:style style:name="Nadpisy1Char" style:display-name="Nadpisy1 Char" style:family="text" style:parent-style-name="Nadpis1Char">
      <style:text-properties style:font-name="Times New Roman" style:font-name-asian="Times New Roman" style:font-name-complex="Times New Roman" fo:font-weight="bold" style:font-weight-asian="bold" fo:color="#2F5496" fo:font-size="16pt" style:font-size-asian="16pt" style:font-size-complex="16pt"/>
    </style:style>
    <style:style style:name="Nadpis1Char" style:display-name="Nadpis 1 Char" style:family="text" style:parent-style-name="Standardnípísmoodstavce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1LVL1" style:family="text">
      <style:text-properties fo:font-size="16pt" style:font-size-asian="16pt" style:font-size-complex="16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ÝBORNÝ Jan</meta:initial-creator>
    <dc:creator>VÝBORNÝ Jan</dc:creator>
    <meta:creation-date>2023-05-03T14:35:00Z</meta:creation-date>
    <dc:date>2023-05-03T14:35:00Z</dc:date>
    <meta:template xlink:href="Normal.dotm" xlink:type="simple"/>
    <meta:editing-cycles>1</meta:editing-cycles>
    <meta:editing-duration>PT0S</meta:editing-duration>
    <meta:document-statistic meta:page-count="2" meta:paragraph-count="8" meta:word-count="632" meta:character-count="4359" meta:row-count="31" meta:non-whitespace-character-count="3735"/>
  </office:meta>
</office:document-meta>
</file>